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4pt" fo:font-weight="normal" officeooo:paragraph-rsid="001ace45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Arial" fo:font-size="14pt" fo:font-weight="normal" officeooo:paragraph-rsid="001c820e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paragraph-rsid="0021fe52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paragraph-rsid="002cea90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0" style:family="paragraph" style:parent-style-name="Standard">
      <style:text-properties officeooo:paragraph-rsid="001eb0e6"/>
    </style:style>
    <style:style style:name="P11" style:family="paragraph" style:parent-style-name="Standard">
      <style:text-properties officeooo:paragraph-rsid="0021fe52"/>
    </style:style>
    <style:style style:name="P12" style:family="paragraph" style:parent-style-name="Standard">
      <style:text-properties officeooo:paragraph-rsid="0023243f"/>
    </style:style>
    <style:style style:name="P13" style:family="paragraph" style:parent-style-name="Standard">
      <style:text-properties officeooo:paragraph-rsid="0023fe3a"/>
    </style:style>
    <style:style style:name="P14" style:family="paragraph" style:parent-style-name="Standard">
      <style:text-properties officeooo:paragraph-rsid="0025bb63"/>
    </style:style>
    <style:style style:name="P15" style:family="paragraph" style:parent-style-name="Standard">
      <style:text-properties officeooo:paragraph-rsid="002cea90"/>
    </style:style>
    <style:style style:name="P16" style:family="paragraph" style:parent-style-name="Standard">
      <style:text-properties officeooo:paragraph-rsid="002f2fca"/>
    </style:style>
    <style:style style:name="P17" style:family="paragraph" style:parent-style-name="Standard">
      <style:text-properties fo:font-weight="bold" officeooo:rsid="002f2fca" officeooo:paragraph-rsid="002f2fca" style:font-weight-asian="bold" style:font-weight-complex="bold"/>
    </style:style>
    <style:style style:name="P18" style:family="paragraph" style:parent-style-name="Standard">
      <style:text-properties officeooo:paragraph-rsid="0033028a"/>
    </style:style>
    <style:style style:name="P19" style:family="paragraph" style:parent-style-name="Standard">
      <style:text-properties officeooo:paragraph-rsid="003646e8"/>
    </style:style>
    <style:style style:name="P20" style:family="paragraph" style:parent-style-name="Standard" style:list-style-name="L1">
      <style:text-properties style:font-name="Arial" fo:font-size="14pt" fo:font-weight="normal" officeooo:paragraph-rsid="001c820e" style:font-size-asian="12.25pt" style:font-weight-asian="normal" style:font-size-complex="14pt" style:font-weight-complex="normal"/>
    </style:style>
    <style:style style:name="P21" style:family="paragraph" style:parent-style-name="Standard" style:list-style-name="L2">
      <style:text-properties style:font-name="Arial" fo:font-size="14pt" fo:font-weight="normal" officeooo:paragraph-rsid="001c820e" style:font-size-asian="12.25pt" style:font-weight-asian="normal" style:font-size-complex="14pt" style:font-weight-complex="normal"/>
    </style:style>
    <style:style style:name="P22" style:family="paragraph" style:parent-style-name="Standard" style:list-style-name="L3">
      <style:text-properties style:font-name="Arial" fo:font-size="14pt" fo:font-weight="normal" officeooo:paragraph-rsid="001c820e" style:font-size-asian="12.25pt" style:font-weight-asian="normal" style:font-size-complex="14pt" style:font-weight-complex="normal"/>
    </style:style>
    <style:style style:name="P23" style:family="paragraph" style:parent-style-name="Standard" style:list-style-name="L4">
      <style:text-properties style:font-name="Arial" fo:font-size="14pt" fo:font-weight="normal" officeooo:paragraph-rsid="001c820e" style:font-size-asian="12.25pt" style:font-weight-asian="normal" style:font-size-complex="14pt" style:font-weight-complex="normal"/>
    </style:style>
    <style:style style:name="P24" style:family="paragraph" style:parent-style-name="Standard" style:list-style-name="L5">
      <style:text-properties style:font-name="Arial" fo:font-size="14pt" fo:font-weight="normal" officeooo:paragraph-rsid="001c820e" style:font-size-asian="12.25pt" style:font-weight-asian="normal" style:font-size-complex="14pt" style:font-weight-complex="normal"/>
    </style:style>
    <style:style style:name="P25" style:family="paragraph" style:parent-style-name="Standard" style:list-style-name="L6">
      <style:text-properties style:font-name="Arial" fo:font-size="14pt" fo:font-weight="normal" officeooo:paragraph-rsid="001c820e" style:font-size-asian="12.25pt" style:font-weight-asian="normal" style:font-size-complex="14pt" style:font-weight-complex="normal"/>
    </style:style>
    <style:style style:name="P26" style:family="paragraph" style:parent-style-name="Standard" style:list-style-name="L7">
      <style:text-properties style:font-name="Arial" fo:font-size="14pt" fo:font-weight="normal" officeooo:paragraph-rsid="001c820e" style:font-size-asian="12.25pt" style:font-weight-asian="normal" style:font-size-complex="14pt" style:font-weight-complex="normal"/>
    </style:style>
    <style:style style:name="P27" style:family="paragraph" style:parent-style-name="Standard" style:list-style-name="L7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28" style:family="paragraph" style:parent-style-name="Standard" style:list-style-name="L8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29" style:family="paragraph" style:parent-style-name="Standard" style:list-style-name="L9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30" style:family="paragraph" style:parent-style-name="Standard" style:list-style-name="L10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31" style:family="paragraph" style:parent-style-name="Standard" style:list-style-name="L11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32" style:family="paragraph" style:parent-style-name="Standard" style:list-style-name="L12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33" style:family="paragraph" style:parent-style-name="Standard" style:list-style-name="L13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34" style:family="paragraph" style:parent-style-name="Standard" style:list-style-name="L14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35" style:family="paragraph" style:parent-style-name="Standard" style:list-style-name="L15">
      <style:text-properties style:font-name="Arial" fo:font-size="14pt" fo:font-weight="normal" officeooo:paragraph-rsid="001d3fd7" style:font-size-asian="12.25pt" style:font-weight-asian="normal" style:font-size-complex="14pt" style:font-weight-complex="normal"/>
    </style:style>
    <style:style style:name="P36" style:family="paragraph" style:parent-style-name="Standard" style:list-style-name="L15">
      <style:text-properties style:font-name="Arial" fo:font-size="14pt" fo:font-weight="normal" officeooo:paragraph-rsid="001eb0e6" style:font-size-asian="12.25pt" style:font-weight-asian="normal" style:font-size-complex="14pt" style:font-weight-complex="normal"/>
    </style:style>
    <style:style style:name="P37" style:family="paragraph" style:parent-style-name="Standard" style:list-style-name="L16">
      <style:text-properties style:font-name="Arial" fo:font-size="14pt" fo:font-weight="normal" officeooo:paragraph-rsid="001eb0e6" style:font-size-asian="12.25pt" style:font-weight-asian="normal" style:font-size-complex="14pt" style:font-weight-complex="normal"/>
    </style:style>
    <style:style style:name="P38" style:family="paragraph" style:parent-style-name="Standard" style:list-style-name="L17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39" style:family="paragraph" style:parent-style-name="Standard" style:list-style-name="L18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0" style:family="paragraph" style:parent-style-name="Standard" style:list-style-name="L19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1" style:family="paragraph" style:parent-style-name="Standard" style:list-style-name="L20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2" style:family="paragraph" style:parent-style-name="Standard" style:list-style-name="L21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3" style:family="paragraph" style:parent-style-name="Standard" style:list-style-name="L22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4" style:family="paragraph" style:parent-style-name="Standard" style:list-style-name="L23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5" style:family="paragraph" style:parent-style-name="Standard" style:list-style-name="L24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6" style:family="paragraph" style:parent-style-name="Standard" style:list-style-name="L25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7" style:family="paragraph" style:parent-style-name="Standard" style:list-style-name="L26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8" style:family="paragraph" style:parent-style-name="Standard" style:list-style-name="L27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49" style:family="paragraph" style:parent-style-name="Standard" style:list-style-name="L28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50" style:family="paragraph" style:parent-style-name="Standard" style:list-style-name="L29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51" style:family="paragraph" style:parent-style-name="Standard" style:list-style-name="L30">
      <style:text-properties style:font-name="Arial" fo:font-size="14pt" fo:font-weight="normal" officeooo:paragraph-rsid="001ec55d" style:font-size-asian="12.25pt" style:font-weight-asian="normal" style:font-size-complex="14pt" style:font-weight-complex="normal"/>
    </style:style>
    <style:style style:name="P52" style:family="paragraph" style:parent-style-name="Standard" style:list-style-name="L30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53" style:family="paragraph" style:parent-style-name="Standard" style:list-style-name="L31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54" style:family="paragraph" style:parent-style-name="Standard" style:list-style-name="L32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55" style:family="paragraph" style:parent-style-name="Standard" style:list-style-name="L33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56" style:family="paragraph" style:parent-style-name="Standard" style:list-style-name="L34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57" style:family="paragraph" style:parent-style-name="Standard" style:list-style-name="L35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58" style:family="paragraph" style:parent-style-name="Standard" style:list-style-name="L36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59" style:family="paragraph" style:parent-style-name="Standard" style:list-style-name="L37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60" style:family="paragraph" style:parent-style-name="Standard" style:list-style-name="L38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61" style:family="paragraph" style:parent-style-name="Standard" style:list-style-name="L39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62" style:family="paragraph" style:parent-style-name="Standard" style:list-style-name="L40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63" style:family="paragraph" style:parent-style-name="Standard" style:list-style-name="L41">
      <style:text-properties style:font-name="Arial" fo:font-size="14pt" fo:font-weight="normal" officeooo:paragraph-rsid="00202d57" style:font-size-asian="12.25pt" style:font-weight-asian="normal" style:font-size-complex="14pt" style:font-weight-complex="normal"/>
    </style:style>
    <style:style style:name="P64" style:family="paragraph" style:parent-style-name="Standard" style:list-style-name="L42">
      <style:text-properties style:font-name="Arial" fo:font-size="14pt" fo:font-weight="normal" officeooo:paragraph-rsid="0021fe52" style:font-size-asian="12.25pt" style:font-weight-asian="normal" style:font-size-complex="14pt" style:font-weight-complex="normal"/>
    </style:style>
    <style:style style:name="P65" style:family="paragraph" style:parent-style-name="Standard" style:list-style-name="L43">
      <style:text-properties style:font-name="Arial" fo:font-size="14pt" fo:font-weight="normal" officeooo:paragraph-rsid="0021fe52" style:font-size-asian="12.25pt" style:font-weight-asian="normal" style:font-size-complex="14pt" style:font-weight-complex="normal"/>
    </style:style>
    <style:style style:name="P66" style:family="paragraph" style:parent-style-name="Standard" style:list-style-name="L44">
      <style:text-properties style:font-name="Arial" fo:font-size="14pt" fo:font-weight="normal" officeooo:paragraph-rsid="0021fe52" style:font-size-asian="12.25pt" style:font-weight-asian="normal" style:font-size-complex="14pt" style:font-weight-complex="normal"/>
    </style:style>
    <style:style style:name="P67" style:family="paragraph" style:parent-style-name="Standard" style:list-style-name="L45">
      <style:text-properties style:font-name="Arial" fo:font-size="14pt" fo:font-weight="normal" officeooo:paragraph-rsid="0021fe52" style:font-size-asian="12.25pt" style:font-weight-asian="normal" style:font-size-complex="14pt" style:font-weight-complex="normal"/>
    </style:style>
    <style:style style:name="P68" style:family="paragraph" style:parent-style-name="Standard" style:list-style-name="L46">
      <style:text-properties style:font-name="Arial" fo:font-size="14pt" fo:font-weight="normal" officeooo:paragraph-rsid="0021fe52" style:font-size-asian="12.25pt" style:font-weight-asian="normal" style:font-size-complex="14pt" style:font-weight-complex="normal"/>
    </style:style>
    <style:style style:name="P69" style:family="paragraph" style:parent-style-name="Standard" style:list-style-name="L47">
      <style:text-properties style:font-name="Arial" fo:font-size="14pt" fo:font-weight="normal" officeooo:paragraph-rsid="0021fe52" style:font-size-asian="12.25pt" style:font-weight-asian="normal" style:font-size-complex="14pt" style:font-weight-complex="normal"/>
    </style:style>
    <style:style style:name="P70" style:family="paragraph" style:parent-style-name="Standard" style:list-style-name="L48">
      <style:text-properties style:font-name="Arial" fo:font-size="14pt" fo:font-weight="normal" officeooo:paragraph-rsid="0023243f" style:font-size-asian="12.25pt" style:font-weight-asian="normal" style:font-size-complex="14pt" style:font-weight-complex="normal"/>
    </style:style>
    <style:style style:name="P71" style:family="paragraph" style:parent-style-name="Standard" style:list-style-name="L49">
      <style:text-properties style:font-name="Arial" fo:font-size="14pt" fo:font-weight="normal" officeooo:paragraph-rsid="0023243f" style:font-size-asian="12.25pt" style:font-weight-asian="normal" style:font-size-complex="14pt" style:font-weight-complex="normal"/>
    </style:style>
    <style:style style:name="P72" style:family="paragraph" style:parent-style-name="Standard" style:list-style-name="L50">
      <style:text-properties style:font-name="Arial" fo:font-size="14pt" fo:font-weight="normal" officeooo:paragraph-rsid="0023243f" style:font-size-asian="12.25pt" style:font-weight-asian="normal" style:font-size-complex="14pt" style:font-weight-complex="normal"/>
    </style:style>
    <style:style style:name="P73" style:family="paragraph" style:parent-style-name="Standard" style:list-style-name="L51">
      <style:text-properties style:font-name="Arial" fo:font-size="14pt" fo:font-weight="normal" officeooo:paragraph-rsid="0023243f" style:font-size-asian="12.25pt" style:font-weight-asian="normal" style:font-size-complex="14pt" style:font-weight-complex="normal"/>
    </style:style>
    <style:style style:name="P74" style:family="paragraph" style:parent-style-name="Standard" style:list-style-name="L52">
      <style:text-properties style:font-name="Arial" fo:font-size="14pt" fo:font-weight="normal" officeooo:paragraph-rsid="0023243f" style:font-size-asian="12.25pt" style:font-weight-asian="normal" style:font-size-complex="14pt" style:font-weight-complex="normal"/>
    </style:style>
    <style:style style:name="P75" style:family="paragraph" style:parent-style-name="Standard" style:list-style-name="L53">
      <style:text-properties style:font-name="Arial" fo:font-size="14pt" fo:font-weight="normal" officeooo:paragraph-rsid="0023243f" style:font-size-asian="12.25pt" style:font-weight-asian="normal" style:font-size-complex="14pt" style:font-weight-complex="normal"/>
    </style:style>
    <style:style style:name="P76" style:family="paragraph" style:parent-style-name="Standard" style:list-style-name="L54">
      <style:text-properties style:font-name="Arial" fo:font-size="14pt" fo:font-weight="normal" officeooo:paragraph-rsid="0023243f" style:font-size-asian="12.25pt" style:font-weight-asian="normal" style:font-size-complex="14pt" style:font-weight-complex="normal"/>
    </style:style>
    <style:style style:name="P77" style:family="paragraph" style:parent-style-name="Standard" style:list-style-name="L55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78" style:family="paragraph" style:parent-style-name="Standard" style:list-style-name="L56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79" style:family="paragraph" style:parent-style-name="Standard" style:list-style-name="L57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80" style:family="paragraph" style:parent-style-name="Standard" style:list-style-name="L58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81" style:family="paragraph" style:parent-style-name="Standard" style:list-style-name="L59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82" style:family="paragraph" style:parent-style-name="Standard" style:list-style-name="L60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83" style:family="paragraph" style:parent-style-name="Standard" style:list-style-name="L61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84" style:family="paragraph" style:parent-style-name="Standard" style:list-style-name="L62">
      <style:text-properties style:font-name="Arial" fo:font-size="14pt" fo:font-weight="normal" officeooo:paragraph-rsid="0023fe3a" style:font-size-asian="12.25pt" style:font-weight-asian="normal" style:font-size-complex="14pt" style:font-weight-complex="normal"/>
    </style:style>
    <style:style style:name="P85" style:family="paragraph" style:parent-style-name="Standard" style:list-style-name="L63">
      <style:text-properties style:font-name="Arial" fo:font-size="14pt" fo:font-weight="normal" officeooo:paragraph-rsid="0025bb63" style:font-size-asian="12.25pt" style:font-weight-asian="normal" style:font-size-complex="14pt" style:font-weight-complex="normal"/>
    </style:style>
    <style:style style:name="P86" style:family="paragraph" style:parent-style-name="Standard" style:list-style-name="L64">
      <style:text-properties style:font-name="Arial" fo:font-size="14pt" fo:font-weight="normal" officeooo:paragraph-rsid="0025bb63" style:font-size-asian="12.25pt" style:font-weight-asian="normal" style:font-size-complex="14pt" style:font-weight-complex="normal"/>
    </style:style>
    <style:style style:name="P87" style:family="paragraph" style:parent-style-name="Standard" style:list-style-name="L65">
      <style:text-properties style:font-name="Arial" fo:font-size="14pt" fo:font-weight="normal" officeooo:paragraph-rsid="0025bb63" style:font-size-asian="12.25pt" style:font-weight-asian="normal" style:font-size-complex="14pt" style:font-weight-complex="normal"/>
    </style:style>
    <style:style style:name="P88" style:family="paragraph" style:parent-style-name="Standard" style:list-style-name="L65">
      <style:text-properties style:font-name="Arial" fo:font-size="14pt" fo:font-weight="normal" officeooo:paragraph-rsid="002cea90" style:font-size-asian="12.25pt" style:font-weight-asian="normal" style:font-size-complex="14pt" style:font-weight-complex="normal"/>
    </style:style>
    <style:style style:name="P89" style:family="paragraph" style:parent-style-name="Standard" style:list-style-name="L66">
      <style:text-properties style:font-name="Arial" fo:font-size="14pt" fo:font-weight="normal" officeooo:paragraph-rsid="002cea90" style:font-size-asian="12.25pt" style:font-weight-asian="normal" style:font-size-complex="14pt" style:font-weight-complex="normal"/>
    </style:style>
    <style:style style:name="P90" style:family="paragraph" style:parent-style-name="Standard" style:list-style-name="L67">
      <style:text-properties style:font-name="Arial" fo:font-size="14pt" fo:font-weight="normal" officeooo:paragraph-rsid="002cea90" style:font-size-asian="12.25pt" style:font-weight-asian="normal" style:font-size-complex="14pt" style:font-weight-complex="normal"/>
    </style:style>
    <style:style style:name="P91" style:family="paragraph" style:parent-style-name="Standard" style:list-style-name="L68">
      <style:text-properties style:font-name="Arial" fo:font-size="14pt" fo:font-weight="normal" officeooo:paragraph-rsid="002cea90" style:font-size-asian="12.25pt" style:font-weight-asian="normal" style:font-size-complex="14pt" style:font-weight-complex="normal"/>
    </style:style>
    <style:style style:name="P92" style:family="paragraph" style:parent-style-name="Standard" style:list-style-name="L69">
      <style:text-properties style:font-name="Arial" fo:font-size="14pt" fo:font-weight="normal" officeooo:paragraph-rsid="002cea90" style:font-size-asian="12.25pt" style:font-weight-asian="normal" style:font-size-complex="14pt" style:font-weight-complex="normal"/>
    </style:style>
    <style:style style:name="P93" style:family="paragraph" style:parent-style-name="Standard" style:list-style-name="L70">
      <style:text-properties style:font-name="Arial" fo:font-size="14pt" fo:font-weight="normal" officeooo:paragraph-rsid="002cea90" style:font-size-asian="12.25pt" style:font-weight-asian="normal" style:font-size-complex="14pt" style:font-weight-complex="normal"/>
    </style:style>
    <style:style style:name="P94" style:family="paragraph" style:parent-style-name="Standard" style:list-style-name="L71">
      <style:text-properties style:font-name="Arial" fo:font-size="14pt" fo:font-weight="normal" officeooo:paragraph-rsid="002cea90" style:font-size-asian="12.25pt" style:font-weight-asian="normal" style:font-size-complex="14pt" style:font-weight-complex="normal"/>
    </style:style>
    <style:style style:name="P95" style:family="paragraph" style:parent-style-name="Standard" style:list-style-name="L72">
      <style:text-properties style:font-name="Arial" fo:font-size="14pt" fo:font-weight="normal" officeooo:paragraph-rsid="002f2fca" style:font-size-asian="12.25pt" style:font-weight-asian="normal" style:font-size-complex="14pt" style:font-weight-complex="normal"/>
    </style:style>
    <style:style style:name="P96" style:family="paragraph" style:parent-style-name="Standard" style:list-style-name="L73">
      <style:text-properties style:font-name="Arial" fo:font-size="14pt" fo:font-weight="normal" officeooo:paragraph-rsid="002f2fca" style:font-size-asian="12.25pt" style:font-weight-asian="normal" style:font-size-complex="14pt" style:font-weight-complex="normal"/>
    </style:style>
    <style:style style:name="P97" style:family="paragraph" style:parent-style-name="Standard" style:list-style-name="L74">
      <style:text-properties style:font-name="Arial" fo:font-size="14pt" fo:font-weight="normal" officeooo:paragraph-rsid="002f2fca" style:font-size-asian="12.25pt" style:font-weight-asian="normal" style:font-size-complex="14pt" style:font-weight-complex="normal"/>
    </style:style>
    <style:style style:name="P98" style:family="paragraph" style:parent-style-name="Standard" style:list-style-name="L75">
      <style:text-properties style:font-name="Arial" fo:font-size="14pt" fo:font-weight="normal" officeooo:paragraph-rsid="002f2fca" style:font-size-asian="12.25pt" style:font-weight-asian="normal" style:font-size-complex="14pt" style:font-weight-complex="normal"/>
    </style:style>
    <style:style style:name="P99" style:family="paragraph" style:parent-style-name="Standard" style:list-style-name="L76">
      <style:text-properties style:font-name="Arial" fo:font-size="14pt" fo:font-weight="normal" officeooo:paragraph-rsid="002f2fca" style:font-size-asian="12.25pt" style:font-weight-asian="normal" style:font-size-complex="14pt" style:font-weight-complex="normal"/>
    </style:style>
    <style:style style:name="P100" style:family="paragraph" style:parent-style-name="Standard" style:list-style-name="L77">
      <style:text-properties style:font-name="Arial" fo:font-size="14pt" fo:font-weight="normal" officeooo:paragraph-rsid="002f2fca" style:font-size-asian="12.25pt" style:font-weight-asian="normal" style:font-size-complex="14pt" style:font-weight-complex="normal"/>
    </style:style>
    <style:style style:name="P101" style:family="paragraph" style:parent-style-name="Standard" style:list-style-name="L78">
      <style:text-properties style:font-name="Arial" fo:font-size="14pt" fo:font-weight="normal" officeooo:paragraph-rsid="002f2fca" style:font-size-asian="12.25pt" style:font-weight-asian="normal" style:font-size-complex="14pt" style:font-weight-complex="normal"/>
    </style:style>
    <style:style style:name="P102" style:family="paragraph" style:parent-style-name="Standard" style:list-style-name="L79">
      <style:text-properties style:font-name="Arial" fo:font-size="14pt" fo:font-weight="normal" officeooo:paragraph-rsid="002f2fca" style:font-size-asian="12.25pt" style:font-weight-asian="normal" style:font-size-complex="14pt" style:font-weight-complex="normal"/>
    </style:style>
    <style:style style:name="P103" style:family="paragraph" style:parent-style-name="Standard" style:list-style-name="L80">
      <style:text-properties style:font-name="Arial" fo:font-size="14pt" fo:font-weight="normal" officeooo:paragraph-rsid="0033028a" style:font-size-asian="12.25pt" style:font-weight-asian="normal" style:font-size-complex="14pt" style:font-weight-complex="normal"/>
    </style:style>
    <style:style style:name="P104" style:family="paragraph" style:parent-style-name="Standard" style:list-style-name="L81">
      <style:text-properties style:font-name="Arial" fo:font-size="14pt" fo:font-weight="normal" officeooo:paragraph-rsid="0033028a" style:font-size-asian="12.25pt" style:font-weight-asian="normal" style:font-size-complex="14pt" style:font-weight-complex="normal"/>
    </style:style>
    <style:style style:name="P105" style:family="paragraph" style:parent-style-name="Standard" style:list-style-name="L82">
      <style:text-properties style:font-name="Arial" fo:font-size="14pt" fo:font-weight="normal" officeooo:paragraph-rsid="0033028a" style:font-size-asian="12.25pt" style:font-weight-asian="normal" style:font-size-complex="14pt" style:font-weight-complex="normal"/>
    </style:style>
    <style:style style:name="P106" style:family="paragraph" style:parent-style-name="Standard" style:list-style-name="L83">
      <style:text-properties style:font-name="Arial" fo:font-size="14pt" fo:font-weight="normal" officeooo:paragraph-rsid="0033028a" style:font-size-asian="12.25pt" style:font-weight-asian="normal" style:font-size-complex="14pt" style:font-weight-complex="normal"/>
    </style:style>
    <style:style style:name="P107" style:family="paragraph" style:parent-style-name="Standard" style:list-style-name="L84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08" style:family="paragraph" style:parent-style-name="Standard" style:list-style-name="L85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09" style:family="paragraph" style:parent-style-name="Standard" style:list-style-name="L86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0" style:family="paragraph" style:parent-style-name="Standard" style:list-style-name="L87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1" style:family="paragraph" style:parent-style-name="Standard" style:list-style-name="L88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2" style:family="paragraph" style:parent-style-name="Standard" style:list-style-name="L89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3" style:family="paragraph" style:parent-style-name="Standard" style:list-style-name="L90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4" style:family="paragraph" style:parent-style-name="Standard" style:list-style-name="L91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5" style:family="paragraph" style:parent-style-name="Standard" style:list-style-name="L92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6" style:family="paragraph" style:parent-style-name="Standard" style:list-style-name="L93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7" style:family="paragraph" style:parent-style-name="Standard" style:list-style-name="L94">
      <style:text-properties style:font-name="Arial" fo:font-size="14pt" fo:font-weight="normal" officeooo:paragraph-rsid="003646e8" style:font-size-asian="12.25pt" style:font-weight-asian="normal" style:font-size-complex="14pt" style:font-weight-complex="normal"/>
    </style:style>
    <style:style style:name="P118" style:family="paragraph" style:parent-style-name="Standard" style:list-style-name="L4">
      <style:text-properties officeooo:paragraph-rsid="001c820e"/>
    </style:style>
    <style:style style:name="P119" style:family="paragraph" style:parent-style-name="Standard" style:list-style-name="L8">
      <style:text-properties officeooo:paragraph-rsid="001d3fd7"/>
    </style:style>
    <style:style style:name="P120" style:family="paragraph" style:parent-style-name="Standard" style:list-style-name="L12">
      <style:text-properties officeooo:paragraph-rsid="001d3fd7"/>
    </style:style>
    <style:style style:name="P121" style:family="paragraph" style:parent-style-name="Standard" style:list-style-name="L14">
      <style:text-properties officeooo:paragraph-rsid="001d3fd7"/>
    </style:style>
    <style:style style:name="P122" style:family="paragraph" style:parent-style-name="Standard" style:list-style-name="L17">
      <style:text-properties officeooo:paragraph-rsid="001ec55d"/>
    </style:style>
    <style:style style:name="P123" style:family="paragraph" style:parent-style-name="Standard" style:list-style-name="L18">
      <style:text-properties officeooo:paragraph-rsid="001ec55d"/>
    </style:style>
    <style:style style:name="P124" style:family="paragraph" style:parent-style-name="Standard" style:list-style-name="L28">
      <style:text-properties officeooo:paragraph-rsid="001ec55d"/>
    </style:style>
    <style:style style:name="P125" style:family="paragraph" style:parent-style-name="Standard" style:list-style-name="L31">
      <style:text-properties officeooo:paragraph-rsid="00202d57"/>
    </style:style>
    <style:style style:name="P126" style:family="paragraph" style:parent-style-name="Standard" style:list-style-name="L39">
      <style:text-properties officeooo:paragraph-rsid="00202d57"/>
    </style:style>
    <style:style style:name="P127" style:family="paragraph" style:parent-style-name="Standard" style:list-style-name="L43">
      <style:text-properties officeooo:paragraph-rsid="0021fe52"/>
    </style:style>
    <style:style style:name="P128" style:family="paragraph" style:parent-style-name="Standard" style:list-style-name="L45">
      <style:text-properties officeooo:paragraph-rsid="0021fe52"/>
    </style:style>
    <style:style style:name="P129" style:family="paragraph" style:parent-style-name="Standard" style:list-style-name="L48">
      <style:text-properties officeooo:paragraph-rsid="0023243f"/>
    </style:style>
    <style:style style:name="P130" style:family="paragraph" style:parent-style-name="Standard" style:list-style-name="L52">
      <style:text-properties officeooo:paragraph-rsid="0023243f"/>
    </style:style>
    <style:style style:name="P131" style:family="paragraph" style:parent-style-name="Standard" style:list-style-name="L58">
      <style:text-properties officeooo:paragraph-rsid="0023fe3a"/>
    </style:style>
    <style:style style:name="P132" style:family="paragraph" style:parent-style-name="Standard" style:list-style-name="L62">
      <style:text-properties officeooo:paragraph-rsid="0023fe3a"/>
    </style:style>
    <style:style style:name="P133" style:family="paragraph" style:parent-style-name="Standard" style:list-style-name="L68">
      <style:text-properties officeooo:paragraph-rsid="002cea90"/>
    </style:style>
    <style:style style:name="P134" style:family="paragraph" style:parent-style-name="Standard" style:list-style-name="L76">
      <style:text-properties officeooo:paragraph-rsid="002f2fca"/>
    </style:style>
    <style:style style:name="P135" style:family="paragraph" style:parent-style-name="Standard" style:list-style-name="L80">
      <style:text-properties officeooo:paragraph-rsid="0033028a"/>
    </style:style>
    <style:style style:name="P136" style:family="paragraph" style:parent-style-name="Standard" style:list-style-name="L83">
      <style:text-properties officeooo:paragraph-rsid="0033028a"/>
    </style:style>
    <style:style style:name="P137" style:family="paragraph" style:parent-style-name="Standard" style:list-style-name="L88">
      <style:text-properties officeooo:paragraph-rsid="003646e8"/>
    </style:style>
    <style:style style:name="P138" style:family="paragraph" style:parent-style-name="Standard" style:list-style-name="L91">
      <style:text-properties officeooo:paragraph-rsid="003646e8"/>
    </style:style>
    <style:style style:name="P139" style:family="paragraph" style:parent-style-name="Standard" style:list-style-name="L94">
      <style:text-properties officeooo:paragraph-rsid="003646e8"/>
    </style:style>
    <style:style style:name="P140" style:family="paragraph" style:parent-style-name="Standard" style:list-style-name="L94">
      <style:text-properties officeooo:paragraph-rsid="003a9556"/>
    </style:style>
    <style:style style:name="T1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font-name="Arial" fo:font-size="14pt" fo:font-weight="bold" officeooo:rsid="001eb0e6" style:font-size-asian="12.25pt" style:font-weight-asian="bold" style:font-size-complex="14pt" style:font-weight-complex="bold"/>
    </style:style>
    <style:style style:name="T3" style:family="text">
      <style:text-properties style:font-name="Arial" fo:font-size="14pt" fo:font-weight="bold" officeooo:rsid="0021fe52" style:font-size-asian="12.25pt" style:font-weight-asian="bold" style:font-size-complex="14pt" style:font-weight-complex="bold"/>
    </style:style>
    <style:style style:name="T4" style:family="text">
      <style:text-properties style:font-name="Arial" fo:font-size="14pt" fo:font-weight="bold" officeooo:rsid="0025bb63" style:font-size-asian="12.25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2f2fca" style:font-size-asian="12.25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33028a" style:font-size-asian="12.25pt" style:font-weight-asian="bold" style:font-size-complex="14pt" style:font-weight-complex="bold"/>
    </style:style>
    <style:style style:name="T7" style:family="text">
      <style:text-properties style:font-name="Arial" fo:font-size="14pt" fo:font-weight="bold" officeooo:rsid="003646e8" style:font-size-asian="12.25pt" style:font-weight-asian="bold" style:font-size-complex="14pt" style:font-weight-complex="bold"/>
    </style:style>
    <style:style style:name="T8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style:font-name="Arial" fo:font-size="14pt" fo:font-weight="normal" officeooo:rsid="0023243f" style:font-size-asian="12.25pt" style:font-weight-asian="normal" style:font-size-complex="14pt" style:font-weight-complex="normal"/>
    </style:style>
    <style:style style:name="T10" style:family="text">
      <style:text-properties style:font-name="Arial" fo:font-size="14pt" fo:font-weight="normal" officeooo:rsid="003646e8" style:font-size-asian="12.25pt" style:font-weight-asian="normal" style:font-size-complex="14pt" style:font-weight-complex="normal"/>
    </style:style>
    <style:style style:name="T11" style:family="text">
      <style:text-properties style:font-name="Arial" fo:font-size="14pt" style:font-size-asian="12.25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ce45" style:font-weight-asian="bold" style:font-weight-complex="bold"/>
    </style:style>
    <style:style style:name="T14" style:family="text">
      <style:text-properties fo:font-weight="bold" officeooo:rsid="001c820e" style:font-weight-asian="bold" style:font-weight-complex="bold"/>
    </style:style>
    <style:style style:name="T15" style:family="text">
      <style:text-properties fo:font-weight="bold" officeooo:rsid="001d3fd7" style:font-weight-asian="bold" style:font-weight-complex="bold"/>
    </style:style>
    <style:style style:name="T16" style:family="text">
      <style:text-properties fo:font-weight="bold" officeooo:rsid="001ec55d" style:font-weight-asian="bold" style:font-weight-complex="bold"/>
    </style:style>
    <style:style style:name="T17" style:family="text">
      <style:text-properties fo:font-weight="bold" officeooo:rsid="00202d57" style:font-weight-asian="bold" style:font-weight-complex="bold"/>
    </style:style>
    <style:style style:name="T18" style:family="text">
      <style:text-properties fo:font-weight="bold" officeooo:rsid="0021fe52" style:font-weight-asian="bold" style:font-weight-complex="bold"/>
    </style:style>
    <style:style style:name="T19" style:family="text">
      <style:text-properties fo:font-weight="bold" officeooo:rsid="003646e8" style:font-weight-asian="bold" style:font-weight-complex="bold"/>
    </style:style>
    <style:style style:name="T20" style:family="text">
      <style:text-properties officeooo:rsid="001ace45"/>
    </style:style>
    <style:style style:name="T21" style:family="text">
      <style:text-properties officeooo:rsid="003b398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🟢 <text:span text:style-name="T13">DHCP</text:span></text:p>
      <text:p text:style-name="P1"><text:span text:style-name="T13"/></text:p>
      <text:p text:style-name="P2"><text:span text:style-name="T13">1)</text:span><text:span text:style-name="T20"> Что это и зачем</text:span></text:p>
      <text:list text:style-name="L1">
        <text:list-item>
          <text:p text:style-name="P20">DHCP (Dynamic Host Configuration Protocol) — протокол и служба, которые автоматически выдают хосту сетевые параметры: IP-адрес, маску, шлюз по умолчанию, DNS и набор дополнительных опций. </text:p>
        </text:list-item>
        <text:list-item>
          <text:p text:style-name="P20">Сервер «сдаёт» адрес в аренду (lease) на время; по окончании адрес может перейти другому клиенту. Это снижает ручную рутину, ошибки и ускоряет подключение устройств. Для критичных узлов (шлюзы, L3-свитчи, серверы, принтеры) обычно используют статический адрес или резервации.</text:p>
        </text:list-item>
      </text:list>
      <text:p text:style-name="P1"/>
      <text:p text:style-name="P2"><text:span text:style-name="T14">2) </text:span>Роли и компоненты</text:p>
      <text:list text:style-name="L2">
        <text:list-item>
          <text:p text:style-name="P21">Клиент — конечное устройство, которому нужен IP.</text:p>
        </text:list-item>
        <text:list-item>
          <text:p text:style-name="P21">Сервер — хранит пулы (scopes) и политику выдачи, ведёт учёт аренд.</text:p>
        </text:list-item>
        <text:list-item>
          <text:p text:style-name="P21">Реле-агент (DHCP Relay) — принимает локальные широковещательные запросы и отправляет их как unicast на сервер в другой подсети, отмечая подсеть клиента (giaddr/Option 82).</text:p>
        </text:list-item>
        <text:list-item>
          <text:p text:style-name="P21">Пул (scope) — диапазон/сеть, из которой выдаются адреса, с исключениями и опциями.</text:p>
        </text:list-item>
      </text:list>
      <text:p text:style-name="P1"/>
      <text:p text:style-name="P2"><text:span text:style-name="T14">3) </text:span>Способы выделения адресов</text:p>
      <text:list text:style-name="L3">
        <text:list-item>
          <text:p text:style-name="P22">Manual (ручной) — заранее закреплённый IP (обычно по MAC); сервер просто сообщает клиенту «свой» адрес.</text:p>
        </text:list-item>
        <text:list-item>
          <text:p text:style-name="P22">Automatic — выдать адрес один раз навсегда (без механики аренды).</text:p>
        </text:list-item>
        <text:list-item>
          <text:p text:style-name="P22">Dynamic — самый распространённый: временная аренда из пула.</text:p>
        </text:list-item>
      </text:list>
      <text:p text:style-name="P1"/>
      <text:p text:style-name="P2"><text:span text:style-name="T14">4) </text:span>Жизненный цикл аренды (DORA + продление)</text:p>
      <text:list text:style-name="L4">
        <text:list-item>
          <text:p text:style-name="P23">Первичное получение (DORA):</text:p>
          <text:list>
            <text:list-item>
              <text:p text:style-name="P23">Discover</text:p>
              <text:list>
                <text:list-item>
                  <text:p text:style-name="P23">клиент ищет серверы (broadcast).</text:p>
                </text:list-item>
              </text:list>
            </text:list-item>
            <text:list-item>
              <text:p text:style-name="P23">Offer</text:p>
              <text:list>
                <text:list-item>
                  <text:p text:style-name="P23">сервер предлагает адрес и опции.</text:p>
                </text:list-item>
              </text:list>
            </text:list-item>
            <text:list-item>
              <text:p text:style-name="P23">Request</text:p>
              <text:list>
                <text:list-item>
                  <text:p text:style-name="P23">клиент выбирает конкретный Offer, просит закрепить.</text:p>
                </text:list-item>
              </text:list>
            </text:list-item>
            <text:list-item>
              <text:p text:style-name="P23">ACK</text:p>
              <text:list>
                <text:list-item>
                  <text:p text:style-name="P23">сервер подтверждает и фиксирует аренду.</text:p>
                </text:list-item>
              </text:list>
            </text:list-item>
          </text:list>
        </text:list-item>
        <text:list-item>
          <text:p text:style-name="P23">Продление:</text:p>
          <text:list>
            <text:list-item>
              <text:p text:style-name="P23">T1 ≈ 50% от срока</text:p>
              <text:list>
                <text:list-item>
                  <text:p text:style-name="P23">клиент тихо продлевает у того же сервера (RENEWING).</text:p>
                </text:list-item>
              </text:list>
            </text:list-item>
            <text:list-item>
              <text:p text:style-name="P23">T2 ≈ 87.5%</text:p>
              <text:list>
                <text:list-item>
                  <text:p text:style-name="P23">если не удалось, пытается у «любого» сервера (REBINDING).</text:p>
                </text:list-item>
              </text:list>
            </text:list-item>
          </text:list>
        </text:list-item>
        <text:list-item>
          <text:p text:style-name="P118"><text:soft-page-break/><text:span text:style-name="T8">Завершение/исключения:</text:span></text:p>
          <text:list>
            <text:list-item>
              <text:p text:style-name="P23">RELEASE</text:p>
              <text:list>
                <text:list-item>
                  <text:p text:style-name="P23">клиент добровольно освобождает;</text:p>
                </text:list-item>
              </text:list>
            </text:list-item>
            <text:list-item>
              <text:p text:style-name="P23">NAK</text:p>
              <text:list>
                <text:list-item>
                  <text:p text:style-name="P23">сервер отказывает (например, политика изменилась)</text:p>
                </text:list-item>
              </text:list>
            </text:list-item>
            <text:list-item>
              <text:p text:style-name="P23">INFORM</text:p>
              <text:list>
                <text:list-item>
                  <text:p text:style-name="P23">клиент с ручным IP просит только опции.</text:p>
                </text:list-item>
              </text:list>
            </text:list-item>
          </text:list>
        </text:list-item>
      </text:list>
      <text:p text:style-name="P1"/>
      <text:p text:style-name="P2"><text:span text:style-name="T14">5) </text:span>DHCP-пакет v4</text:p>
      <text:list text:style-name="L5">
        <text:list-item>
          <text:p text:style-name="P24">XID (Transaction ID) — склейка запросов/ответов одной сессии.</text:p>
        </text:list-item>
        <text:list-item>
          <text:p text:style-name="P24">Flags — «бродкаст-бит»: когда клиент ещё не может принять unicast.</text:p>
        </text:list-item>
        <text:list-item>
          <text:p text:style-name="P24">CIADDR/YIADDR/SIADDR/GIADDR — «текущий», «вам выдан», «сервер», «адрес реле/подсеть клиента».</text:p>
        </text:list-item>
        <text:list-item>
          <text:p text:style-name="P24">CHADDR — аппаратный адрес клиента (обычно MAC).</text:p>
        </text:list-item>
        <text:list-item>
          <text:p text:style-name="P24">Options — собственно содержимое политики (маска, шлюз, DNS, маршруты и т. д.).</text:p>
        </text:list-item>
      </text:list>
      <text:p text:style-name="P1"/>
      <text:p text:style-name="P2"><text:span text:style-name="T14">6) </text:span>DHCP Relay в двух словах</text:p>
      <text:list text:style-name="L6">
        <text:list-item>
          <text:p text:style-name="P25">Без relay широковещательный Discover не покинет L2-домен. </text:p>
        </text:list-item>
        <text:list-item>
          <text:p text:style-name="P25">Агент на L3 (маршрутизатор/ядро сети) принимает Discover, подставляет giaddr/Option 82 и пересылает на сервер как unicast.</text:p>
        </text:list-item>
        <text:list-item>
          <text:p text:style-name="P25">Ответ возвращается агенту и далее клиенту. </text:p>
        </text:list-item>
        <text:list-item>
          <text:p text:style-name="P25">Так один сервер обслуживает много VLAN/подсетей.</text:p>
        </text:list-item>
      </text:list>
      <text:p text:style-name="P1">— Relay turns broadcasts into routed unicasts; giaddr tells the server the</text:p>
      <text:p text:style-name="P1"/>
      <text:p text:style-name="P2"><text:span text:style-name="T14">7) </text:span>Опции DHCP: база и «повседневные»</text:p>
      <text:list text:style-name="L7">
        <text:list-item>
          <text:p text:style-name="P26">База:</text:p>
          <text:list>
            <text:list-item>
              <text:p text:style-name="P26">1 — маска, 3 — шлюз, 6 — DNS, 51 — lease-time.</text:p>
            </text:list-item>
          </text:list>
        </text:list-item>
        <text:list-item>
          <text:p text:style-name="P26">Практика:</text:p>
          <text:list>
            <text:list-item>
              <text:p text:style-name="P26">15 — domain-name; 119 — domain-search</text:p>
            </text:list-item>
            <text:list-item>
              <text:p text:style-name="P27">42 — NTP-серверы.</text:p>
            </text:list-item>
            <text:list-item>
              <text:p text:style-name="P27">121/249 — classless static routes (в т. ч. маршрут по умолчанию и дополнительные сети).</text:p>
            </text:list-item>
            <text:list-item>
              <text:p text:style-name="P27">66/67/150 — TFTP/boot-filename (PXE, телефония, камеры).</text:p>
            </text:list-item>
            <text:list-item>
              <text:p text:style-name="P27">82 — метки relay (подсеть/порт), незаменимо в кампусах/ISP.</text:p>
            </text:list-item>
          </text:list>
        </text:list-item>
      </text:list>
      <text:p text:style-name="P1"/>
      <text:p text:style-name="P3"><text:span text:style-name="T15">8) </text:span>Дизайн пулов и политика аренд</text:p>
      <text:list text:style-name="L8">
        <text:list-item>
          <text:p text:style-name="P28">«Один scope — одна подсеть/VLAN», без «сборной солянки».</text:p>
        </text:list-item>
        <text:list-item>
          <text:p text:style-name="P28">Исключения на сетевые адреса и «стационарку», резервации для критических устройств.</text:p>
        </text:list-item>
        <text:list-item>
          <text:p text:style-name="P28">Запас адресов: держать свободно ~20–30% на пики.</text:p>
        </text:list-item>
        <text:list-item>
          <text:p text:style-name="P28">Lease-time: гостевые Wi-Fi 1–4 ч; офисные ноуты 8–24 ч; стационары 3–7 дней.</text:p>
        </text:list-item>
        <text:list-item>
          <text:p text:style-name="P119"><text:soft-page-break/><text:span text:style-name="T8">Дублирование: два сервера (split-scope/failover) вместо «единственного».</text:span></text:p>
        </text:list-item>
        <text:list-item>
          <text:p text:style-name="P28">Логи: кто/что/когда/откуда (IP↔MAC↔VLAN↔порт).</text:p>
          <text:p text:style-name="P119"><text:span text:style-name="T8"/></text:p>
        </text:list-item>
      </text:list>
      <text:p text:style-name="P3"><text:span text:style-name="T15">9) </text:span>Безопасность: типовые атаки</text:p>
      <text:list text:style-name="L9">
        <text:list-item>
          <text:p text:style-name="P29">Rogue DHCP</text:p>
          <text:list>
            <text:list-item>
              <text:p text:style-name="P29">«лживый» сервер раздаёт неправильный шлюз/DNS → MITM, фишинг, отказ от интернета.</text:p>
            </text:list-item>
          </text:list>
        </text:list-item>
        <text:list-item>
          <text:p text:style-name="P29">Starvation</text:p>
          <text:list>
            <text:list-item>
              <text:p text:style-name="P29">истощение пула «ливнем» запросов с поддельных MAC → легитимные клиенты без IP.</text:p>
            </text:list-item>
          </text:list>
        </text:list-item>
      </text:list>
      <text:p text:style-name="P1"/>
      <text:p text:style-name="P3"><text:span text:style-name="T15">10) </text:span>Безопасность: защита на уровне L2/L3</text:p>
      <text:list text:style-name="L10">
        <text:list-item>
          <text:p text:style-name="P30">DHCP Snooping — доверенными (trusted) делают только аплинки к серверу/relay; access-порты блокируют чужие Offer/ACK.</text:p>
        </text:list-item>
        <text:list-item>
          <text:p text:style-name="P30">DAI (Dynamic ARP Inspection) и IP Source Guard — бьют по ARP-спуфингу и несоответствиям IP/MAC/VLAN/порт.</text:p>
        </text:list-item>
        <text:list-item>
          <text:p text:style-name="P30">Port-security и ограничение MAC на порт; storm-control; rate-limit DHCP на access.</text:p>
        </text:list-item>
        <text:list-item>
          <text:p text:style-name="P30">Сегментация: отдельные VLAN для Guest/Corp/IoT; короткие lease у «гостей», каптив-портал</text:p>
        </text:list-item>
        <text:list-item>
          <text:p text:style-name="P30">На сервере: лимиты на новые аренды, обнаружение вторых серверов, аудит.</text:p>
        </text:list-item>
      </text:list>
      <text:p text:style-name="P1"/>
      <text:p text:style-name="P3"><text:span text:style-name="T15">11) </text:span>DHCPv6 и SLAAC: как это устроено в IPv6</text:p>
      <text:list text:style-name="L11">
        <text:list-item>
          <text:p text:style-name="P31">Stateful DHCPv6 — адреса и опции выдаёт сервер (аналог v4).</text:p>
        </text:list-item>
        <text:list-item>
          <text:p text:style-name="P31">SLAAC — маршрутизатор рассылает RA с префиксом/длиной, хост сам строит IID (EUI-64/случайный, privacy).</text:p>
        </text:list-item>
        <text:list-item>
          <text:p text:style-name="P31">Stateless DHCPv6 — адрес по SLAAC, а опции (DNS и др.) через DHCPv6.</text:p>
        </text:list-item>
        <text:list-item>
          <text:p text:style-name="P31">RA-флаги: M (Managed) и O (Other) управляют, нужен ли DHCPv6 и в каком объёме.</text:p>
        </text:list-item>
      </text:list>
      <text:p text:style-name="P1"/>
      <text:p text:style-name="P3"><text:span text:style-name="T15">12) </text:span>Типовые сценарии и «здравый смысл»</text:p>
      <text:list text:style-name="L12">
        <text:list-item>
          <text:p text:style-name="P32">Дом/SOHO: </text:p>
          <text:list>
            <text:list-item>
              <text:p text:style-name="P32">один роутер = NAT + DHCP; lease 12–24 ч; </text:p>
            </text:list-item>
            <text:list-item>
              <text:p text:style-name="P32">резервации для NAS/принтера.</text:p>
            </text:list-item>
          </text:list>
        </text:list-item>
        <text:list-item>
          <text:p text:style-name="P32">Офис с VLAN: </text:p>
          <text:list>
            <text:list-item>
              <text:p text:style-name="P32">сервер в DC; relay на L3-ядре; </text:p>
            </text:list-item>
            <text:list-item>
              <text:p text:style-name="P32">snooping включён; </text:p>
            </text:list-item>
            <text:list-item>
              <text:p text:style-name="P32">trusted только аплинки к серверу/relay.</text:p>
            </text:list-item>
          </text:list>
        </text:list-item>
        <text:list-item>
          <text:p text:style-name="P32">Кампус/Wi-Fi: </text:p>
          <text:list>
            <text:list-item>
              <text:p text:style-name="P32">раздельные пулы Corp/Guest/IoT; </text:p>
            </text:list-item>
            <text:list-item>
              <text:p text:style-name="P32">гостям — короткий lease; </text:p>
            </text:list-item>
            <text:list-item>
              <text:p text:style-name="P32">Option 82 обязательна; </text:p>
            </text:list-item>
            <text:list-item>
              <text:p text:style-name="P120"><text:soft-page-break/><text:span text:style-name="T8">каптив-портал.</text:span></text:p>
            </text:list-item>
          </text:list>
        </text:list-item>
        <text:list-item>
          <text:p text:style-name="P32">Дата-центр: </text:p>
          <text:list>
            <text:list-item>
              <text:p text:style-name="P32">адреса серверам — статикой или резервациями;</text:p>
            </text:list-item>
            <text:list-item>
              <text:p text:style-name="P32">PXE/автозагрузка через опции 66/67/150.</text:p>
            </text:list-item>
          </text:list>
        </text:list-item>
      </text:list>
      <text:p text:style-name="P1"/>
      <text:p text:style-name="P3"><text:span text:style-name="T15">13) </text:span>PXE, ZTP и зачем это DevOps/SRE</text:p>
      <text:list text:style-name="L13">
        <text:list-item>
          <text:p text:style-name="P33">PXE: клиент получает по DHCP TFTP/boot-image и грузит установщик/агент — быстрая массовая установка ОС.</text:p>
        </text:list-item>
        <text:list-item>
          <text:p text:style-name="P33">ZTP (Zero-Touch Provisioning) для сетевого железа: DHCP выдаёт management-IP и URL конфига; дальше Ansible/NetBox/CI.</text:p>
        </text:list-item>
        <text:list-item>
          <text:p text:style-name="P33">Аудит: детальный лог выдач — доказательная база для расследований и CMDB.</text:p>
        </text:list-item>
      </text:list>
      <text:p text:style-name="P1"/>
      <text:p text:style-name="P3"><text:span text:style-name="T15">14) </text:span>Траблшутинг: быстрый алгоритм</text:p>
      <text:list text:style-name="L14">
        <text:list-item>
          <text:p text:style-name="P34">Симптом «адрес не выдаётся»:</text:p>
          <text:list>
            <text:list-item>
              <text:p text:style-name="P34">Физика/L2</text:p>
              <text:list>
                <text:list-item>
                  <text:p text:style-name="P34">линк, нужная VLAN на порту, нет ли loop/storm.</text:p>
                </text:list-item>
              </text:list>
            </text:list-item>
            <text:list-item>
              <text:p text:style-name="P34">Snooping</text:p>
              <text:list>
                <text:list-item>
                  <text:p text:style-name="P34">не режет ли OFFER/ACK на access-портах; uplink помечен trusted.</text:p>
                </text:list-item>
              </text:list>
            </text:list-item>
            <text:list-item>
              <text:p text:style-name="P34">L3/ACL</text:p>
              <text:list>
                <text:list-item>
                  <text:p text:style-name="P34">relay настроен, giaddr корректен, трафик до сервера ходит, firewall не блокирует 67/68 (UDP)</text:p>
                </text:list-item>
              </text:list>
            </text:list-item>
            <text:list-item>
              <text:p text:style-name="P34">Пул</text:p>
              <text:list>
                <text:list-item>
                  <text:p text:style-name="P34">не закончились ли адреса; </text:p>
                </text:list-item>
                <text:list-item>
                  <text:p text:style-name="P34">нет ли «липких» резерваций.</text:p>
                </text:list-item>
              </text:list>
            </text:list-item>
            <text:list-item>
              <text:p text:style-name="P34">Клиент</text:p>
              <text:list>
                <text:list-item>
                  <text:p text:style-name="P34">перезапрос аренды, очистка состояния, посмотреть логи.</text:p>
                </text:list-item>
              </text:list>
            </text:list-item>
            <text:list-item>
              <text:p text:style-name="P34">Инструменты:</text:p>
              <text:list>
                <text:list-item>
                  <text:p text:style-name="P34">Linux: </text:p>
                  <text:list>
                    <text:list-item>
                      <text:p text:style-name="P34">nmcli dev show</text:p>
                    </text:list-item>
                    <text:list-item>
                      <text:p text:style-name="P34">journalctl -u NetworkManager</text:p>
                    </text:list-item>
                    <text:list-item>
                      <text:p text:style-name="P34">dhclient -v -r &amp;&amp; dhclient -v</text:p>
                    </text:list-item>
                    <text:list-item>
                      <text:p text:style-name="P34">ip monitor, tcpdump -n port 67 or 68.</text:p>
                    </text:list-item>
                  </text:list>
                </text:list-item>
                <text:list-item>
                  <text:p text:style-name="P34">Windows: </text:p>
                  <text:list>
                    <text:list-item>
                      <text:p text:style-name="P34">ipconfig /all</text:p>
                    </text:list-item>
                    <text:list-item>
                      <text:p text:style-name="P34">ipconfig /release</text:p>
                    </text:list-item>
                    <text:list-item>
                      <text:p text:style-name="P34">ipconfig /renew.</text:p>
                    </text:list-item>
                  </text:list>
                </text:list-item>
                <text:list-item>
                  <text:p text:style-name="P34">Коммутаторы: </text:p>
                  <text:list>
                    <text:list-item>
                      <text:p text:style-name="P34">ip dhcp snooping</text:p>
                    </text:list-item>
                    <text:list-item>
                      <text:p text:style-name="P34">show ip dhcp snooping binding</text:p>
                    </text:list-item>
                    <text:list-item>
                      <text:p text:style-name="P34">show dhcp relay</text:p>
                    </text:list-item>
                    <text:list-item>
                      <text:p text:style-name="P34">debug dhcp</text:p>
                    </text:list-item>
                  </text:list>
                </text:list-item>
              </text:list>
            </text:list-item>
            <text:list-item>
              <text:p text:style-name="P34">Паттерны:</text:p>
              <text:list>
                <text:list-item>
                  <text:p text:style-name="P34">Случайные «вылеты»</text:p>
                  <text:list>
                    <text:list-item>
                      <text:p text:style-name="P121"><text:soft-page-break/><text:span text:style-name="T8">ищи rogue-сервер (мониторь OFFER от неожиданных MAC/портов).</text:span></text:p>
                    </text:list-item>
                  </text:list>
                </text:list-item>
                <text:list-item>
                  <text:p text:style-name="P34">Массовый отказ</text:p>
                  <text:list>
                    <text:list-item>
                      <text:p text:style-name="P34">признаки starvation (всплеск новых MAC, пул пуст).</text:p>
                    </text:list-item>
                  </text:list>
                </text:list-item>
              </text:list>
            </text:list-item>
            <text:list-item>
              <text:p text:style-name="P34">Trace L1→L2→L3→pool→client; </text:p>
              <text:list>
                <text:list-item>
                  <text:p text:style-name="P34">packet capture answers most mysteries.</text:p>
                </text:list-item>
              </text:list>
            </text:list-item>
          </text:list>
        </text:list-item>
      </text:list>
      <text:p text:style-name="P1"/>
      <text:p text:style-name="P3"><text:span text:style-name="T15">15) </text:span>Тонкие настройки, которые часто забывают</text:p>
      <text:list text:style-name="L15">
        <text:list-item>
          <text:p text:style-name="P35">Classless static routes (121/249)</text:p>
          <text:list>
            <text:list-item>
              <text:p text:style-name="P35">раздают не только дефолт, но и нужные «кусочные» маршруты.</text:p>
            </text:list-item>
          </text:list>
        </text:list-item>
        <text:list-item>
          <text:p text:style-name="P36">Domain-search (119)</text:p>
          <text:list>
            <text:list-item>
              <text:p text:style-name="P36">ускоряет резолвинг внутренних имён.</text:p>
            </text:list-item>
          </text:list>
        </text:list-item>
        <text:list-item>
          <text:p text:style-name="P36">NTP (42)</text:p>
          <text:list>
            <text:list-item>
              <text:p text:style-name="P36">время влияет на Kerberos/сертификаты/логи; </text:p>
            </text:list-item>
            <text:list-item>
              <text:p text:style-name="P36">без него будет «магия».</text:p>
            </text:list-item>
          </text:list>
        </text:list-item>
        <text:list-item>
          <text:p text:style-name="P36">Отдельные lease-профили по типам сегментов (гости/офис/IoT).</text:p>
        </text:list-item>
        <text:list-item>
          <text:p text:style-name="P36">Аномалии DISCOVER</text:p>
          <text:list>
            <text:list-item>
              <text:p text:style-name="P36">ограничивай rate на access-портах; </text:p>
            </text:list-item>
            <text:list-item>
              <text:p text:style-name="P36">включай storm-control.</text:p>
            </text:list-item>
          </text:list>
        </text:list-item>
      </text:list>
      <text:p text:style-name="P10"><text:span text:style-name="T8"/></text:p>
      <text:p text:style-name="P10"><text:span text:style-name="T2">16) </text:span><text:span text:style-name="T8">Чек-лист внедрения (практичный)</text:span></text:p>
      <text:list text:style-name="L16">
        <text:list-item>
          <text:p text:style-name="P37">План адресации (IPAM) согласован со списком VLAN/подсетей и пулами.</text:p>
        </text:list-item>
        <text:list-item>
          <text:p text:style-name="P37">Исключения и резервации внесены до запуска.</text:p>
        </text:list-item>
        <text:list-item>
          <text:p text:style-name="P37">Lease-time и T1/T2 заданы по профилям сегментов.</text:p>
        </text:list-item>
        <text:list-item>
          <text:p text:style-name="P37">Relay включён, giaddr/Option 82 корректны, ACL пропускают трафик к серверу.</text:p>
        </text:list-item>
        <text:list-item>
          <text:p text:style-name="P37">DHCP Snooping/DAI/IPSG включены; trusted — только аплинки к серверу/relay.</text:p>
        </text:list-item>
        <text:list-item>
          <text:p text:style-name="P37">Настроен мониторинг: заполнение пулов, всплески запросов, rogue-детект, журнал выдач.</text:p>
        </text:list-item>
      </text:list>
      <text:p text:style-name="P1"/>
      <text:p text:style-name="P1">🟢 <text:span text:style-name="T16">DNS</text:span></text:p>
      <text:p text:style-name="P1"/>
      <text:p text:style-name="P4"><text:span text:style-name="T12">1)</text:span> Что такое DNS и как он устроен</text:p>
      <text:list text:style-name="L17">
        <text:list-item>
          <text:p text:style-name="P38">Представь телефонный справочник всей планеты, только для IP-адресов. DNS — это распределённая, иерархическая система «имя → адрес/параметры», которая делает интернет человечным.</text:p>
        </text:list-item>
        <text:list-item>
          <text:p text:style-name="P38">Задача: </text:p>
          <text:list>
            <text:list-item>
              <text:p text:style-name="P38">преобразовать доменное имя (например, example.com) в данные: IPv4/IPv6-адрес, почтовые маршруты, SRV-концы сервисов, ключи подписи и т. д.</text:p>
            </text:list-item>
          </text:list>
        </text:list-item>
        <text:list-item>
          <text:p text:style-name="P38">Иерархия: </text:p>
          <text:list>
            <text:list-item>
              <text:p text:style-name="P38">корень . → TLD (.com, .org, национальные .ua, .ru) → домены второго уровня (example.com) → поддомены.</text:p>
            </text:list-item>
          </text:list>
        </text:list-item>
        <text:list-item>
          <text:p text:style-name="P122"><text:soft-page-break/><text:span text:style-name="T8">Зоны и делегирование: </text:span></text:p>
          <text:list>
            <text:list-item>
              <text:p text:style-name="P38">зона — административная «часть дерева». Родитель делегирует дочернюю зону через NS-записи и «клей» (glue A/AAAA для NS, если те внутри дочернего имени).</text:p>
            </text:list-item>
          </text:list>
        </text:list-item>
        <text:list-item>
          <text:p text:style-name="P38">Серверы:</text:p>
          <text:list>
            <text:list-item>
              <text:p text:style-name="P38">Авторитетные (authoritative) — хранят «истину» зоны и отвечают без рекурсии.</text:p>
            </text:list-item>
            <text:list-item>
              <text:p text:style-name="P38">Рекурсивные (resolvers) — выполняют обход по цепочке (root → TLD → авторитетные), кэшируют и отдают клиентам.</text:p>
            </text:list-item>
            <text:list-item>
              <text:p text:style-name="P38">Stub-резолвер — библиотека на хосте (glibc/Windows), кидает запрос на рекурсивный.</text:p>
            </text:list-item>
          </text:list>
        </text:list-item>
      </text:list>
      <text:p text:style-name="P1"/>
      <text:p text:style-name="P4"><text:span text:style-name="T12">2)</text:span> Как происходит резолв (итерация vs рекурсия)</text:p>
      <text:list text:style-name="L18">
        <text:list-item>
          <text:p text:style-name="P123"><text:span text:style-name="T8">Клиент спрашивает рекурсивный резолвер «дай A/AAAA для </text:span><text:a xlink:type="simple" xlink:href="http://www.example.com/" text:style-name="Internet_20_link" text:visited-style-name="Visited_20_Internet_20_Link"><text:span text:style-name="T8">www.example.com</text:span></text:a><text:span text:style-name="T8">».</text:span></text:p>
        </text:list-item>
        <text:list-item>
          <text:p text:style-name="P39">Если нет в кэше: резолвер идёт к root, получает NS TLD.</text:p>
        </text:list-item>
        <text:list-item>
          <text:p text:style-name="P39">Идёт к TLD, получает NS домена example.com.</text:p>
        </text:list-item>
        <text:list-item>
          <text:p text:style-name="P39">Идёт к авторитетным example.com и получает ответ.</text:p>
        </text:list-item>
        <text:list-item>
          <text:p text:style-name="P39">Ответ кэшируется на TTL (time to live), экономя запросы в будущем.</text:p>
        </text:list-item>
        <text:list-item>
          <text:p text:style-name="P39">Итерация — когда один сервер возвращает «вот адрес следующего», не «разжёвывая» полностью.</text:p>
        </text:list-item>
        <text:list-item>
          <text:p text:style-name="P39">Рекурсия — когда резолвер делает всю работу и возвращает готовый ответ клиенту.</text:p>
        </text:list-item>
      </text:list>
      <text:p text:style-name="P1"/>
      <text:p text:style-name="P4"><text:span text:style-name="T12">3)</text:span> Базовые типы записей (RR)</text:p>
      <text:list text:style-name="L19">
        <text:list-item>
          <text:p text:style-name="P40">A / AAAA — IPv4/IPv6 адреса.</text:p>
        </text:list-item>
        <text:list-item>
          <text:p text:style-name="P40">CNAME — псевдоним на другое имя (нельзя сочетать с другими RRs на том же имени, особенно с A/AAAA и MX).</text:p>
        </text:list-item>
        <text:list-item>
          <text:p text:style-name="P40">NS — список авторитетных серверов для зоны/поддомена.</text:p>
        </text:list-item>
        <text:list-item>
          <text:p text:style-name="P40">SOA — метаданные зоны: мастер-сервер, e-mail администратора, серийный номер (serial), тайминги AXFR/IXFR, отрицательное кэширование.</text:p>
        </text:list-item>
        <text:list-item>
          <text:p text:style-name="P40">MX — почта: приоритеты и хосты, принимающие письма для домена.</text:p>
        </text:list-item>
        <text:list-item>
          <text:p text:style-name="P40">TXT — произвольный текст; на практике SPF/DKIM/DMARC/всякая верификация.</text:p>
        </text:list-item>
        <text:list-item>
          <text:p text:style-name="P40">SRV — расположение конкретного сервиса: _service._proto.name → host:port, priority, weight.</text:p>
        </text:list-item>
        <text:list-item>
          <text:p text:style-name="P40">PTR — обратная зона (in-addr.arpa / ip6.arpa), имя по IP (reverse-DNS).</text:p>
        </text:list-item>
        <text:list-item>
          <text:p text:style-name="P40">CAA — какие центры сертификации вправе выпускать сертификаты для домена.</text:p>
        </text:list-item>
        <text:list-item>
          <text:p text:style-name="P40">NAPTR — доп. правила переписывания имён (VoIP и др.).</text:p>
        </text:list-item>
        <text:list-item>
          <text:p text:style-name="P40">SVCB / HTTPS — современная замена части SRV/ALTSVC для HTTP/QUIC с параметрами.</text:p>
        </text:list-item>
      </text:list>
      <text:p text:style-name="P1"><text:soft-page-break/></text:p>
      <text:p text:style-name="P4"><text:span text:style-name="T12">4)</text:span> Зоны, файлы зоны и серийные номера</text:p>
      <text:list text:style-name="L20">
        <text:list-item>
          <text:p text:style-name="P41">Зона хранится в виде набора RR, у SOA есть serial — число, увеличивается при каждом изменении.</text:p>
        </text:list-item>
        <text:list-item>
          <text:p text:style-name="P41">Репликация между авторитетными: </text:p>
          <text:list>
            <text:list-item>
              <text:p text:style-name="P41">AXFR (полный перенос)</text:p>
            </text:list-item>
            <text:list-item>
              <text:p text:style-name="P41">IXFR (инкрементальный).</text:p>
            </text:list-item>
          </text:list>
        </text:list-item>
        <text:list-item>
          <text:p text:style-name="P41">NOTIFY — сигнал вторичному NS «у меня новая версия, приходи за обновлением».</text:p>
        </text:list-item>
      </text:list>
      <text:p text:style-name="P1"/>
      <text:p text:style-name="P4"><text:span text:style-name="T12">5)</text:span> TTL и кэш: как не подстрелить себе ноги</text:p>
      <text:list text:style-name="L21">
        <text:list-item>
          <text:p text:style-name="P42">TTL — время жизни записи в кэше рекурсивных резолверов.</text:p>
          <text:list>
            <text:list-item>
              <text:p text:style-name="P42">Малый TTL ускорит изменения, но увеличит нагрузку; </text:p>
            </text:list-item>
            <text:list-item>
              <text:p text:style-name="P42">большой TTL снижает нагрузку, но замедляет обновления.</text:p>
            </text:list-item>
          </text:list>
        </text:list-item>
        <text:list-item>
          <text:p text:style-name="P42">Практика изменений: </text:p>
          <text:list>
            <text:list-item>
              <text:p text:style-name="P42">перед миграцией опусти TTL (например, до 300 сек) за сутки-двое, проведи смену, верни TTL назад.</text:p>
            </text:list-item>
          </text:list>
        </text:list-item>
        <text:list-item>
          <text:p text:style-name="P42">Negative caching (NXDOMAIN/NODATA) управляется полем SOA.MINIMUM или SOA TTL — влияет на «как долго кэшировать отсутствие».</text:p>
        </text:list-item>
      </text:list>
      <text:p text:style-name="P1"/>
      <text:p text:style-name="P4"><text:span text:style-name="T12">6)</text:span> Делегирование и glue</text:p>
      <text:list text:style-name="L22">
        <text:list-item>
          <text:p text:style-name="P43">Делегируя sub.example.com на NS внутри самого sub.example.com, родитель ОБЯЗАН добавить glue-A/AAAA этих NS, иначе резолв зациклится.</text:p>
        </text:list-item>
        <text:list-item>
          <text:p text:style-name="P43">Lame delegation</text:p>
          <text:list>
            <text:list-item>
              <text:p text:style-name="P43">когда NS объявлен, но не отвечает авторитетно или не знает зону. Это частая причина «мистических» сбоев.</text:p>
            </text:list-item>
          </text:list>
        </text:list-item>
      </text:list>
      <text:p text:style-name="P1"/>
      <text:p text:style-name="P4"><text:span text:style-name="T12">7)</text:span> Reverse DNS</text:p>
      <text:list text:style-name="L23">
        <text:list-item>
          <text:p text:style-name="P44">IPv4: зона in-addr.arpa, структура октетов в обратном порядке.</text:p>
        </text:list-item>
        <text:list-item>
          <text:p text:style-name="P44">IPv6: ip6.arpa, нибблы (каждый 4 бита) разворачиваются.</text:p>
        </text:list-item>
        <text:list-item>
          <text:p text:style-name="P44">Практика e-mail: </text:p>
          <text:list>
            <text:list-item>
              <text:p text:style-name="P44">PTR должен соответствовать имени, а имя — резолвиться обратно (rDNS/fcrdns), иначе антиспам может ужесточить оценку.</text:p>
            </text:list-item>
          </text:list>
        </text:list-item>
      </text:list>
      <text:p text:style-name="P1"/>
      <text:p text:style-name="P4"><text:span text:style-name="T12">8)</text:span> Почтовые записи и антиспам-пазл</text:p>
      <text:list text:style-name="L24">
        <text:list-item>
          <text:p text:style-name="P45">MX — приоритеты (низкое число = более высокий приоритет).</text:p>
        </text:list-item>
        <text:list-item>
          <text:p text:style-name="P45">SPF (в TXT) — какие хосты/сети имеют право слать от домена.</text:p>
        </text:list-item>
        <text:list-item>
          <text:p text:style-name="P45">DKIM — публичный ключ в TXT под _domainkey.</text:p>
        </text:list-item>
        <text:list-item>
          <text:p text:style-name="P45">DMARC — политика обработки несогласованных писем, отчётность (rua/ruf).</text:p>
        </text:list-item>
        <text:list-item>
          <text:p text:style-name="P45">Согласованность PTR, SPF, DKIM, DMARC резко снижает шанс в спам.</text:p>
        </text:list-item>
      </text:list>
      <text:p text:style-name="P1"/>
      <text:p text:style-name="P4"><text:soft-page-break/><text:span text:style-name="T12">9)</text:span> Безопасность: от подмены к криптографии</text:p>
      <text:list text:style-name="L25">
        <text:list-item>
          <text:p text:style-name="P46">Классические атаки:</text:p>
          <text:list>
            <text:list-item>
              <text:p text:style-name="P46">Cache poisoning (в т. ч. каминский-классика): подмена ответов, если предсказуемы ID/порт/имя.</text:p>
            </text:list-item>
            <text:list-item>
              <text:p text:style-name="P46">Amplification DDoS: малый запрос → большой ответ на поддельный источник (усиление).</text:p>
            </text:list-item>
          </text:list>
        </text:list-item>
        <text:list-item>
          <text:p text:style-name="P46">Базовая гигиена рекурсоров:</text:p>
          <text:list>
            <text:list-item>
              <text:p text:style-name="P46">Рандомизация порта и идентификатора, 0x20-randomization (регистр имени), агрессивный кэш.</text:p>
            </text:list-item>
            <text:list-item>
              <text:p text:style-name="P46">RRL (Response Rate Limiting) на авторитетных против амплификации.</text:p>
            </text:list-item>
            <text:list-item>
              <text:p text:style-name="P46">Закрытый резолвер только для своих сетей (не быть «открытым резолвером»).</text:p>
            </text:list-item>
          </text:list>
        </text:list-item>
        <text:list-item>
          <text:p text:style-name="P46">DNSSEC — криптографическая защита целостности/подлинности:</text:p>
          <text:list>
            <text:list-item>
              <text:p text:style-name="P46">Записи DNSKEY (KSK/ZSK), RRSIG (подписи), DS в родительской зоне — строят цепочку доверия до корня.</text:p>
            </text:list-item>
            <text:list-item>
              <text:p text:style-name="P46">NSEC/NSEC3 — доказательство отсутствия записей ( authenticated denial of existence ).</text:p>
            </text:list-item>
            <text:list-item>
              <text:p text:style-name="P46">Практика: </text:p>
              <text:list>
                <text:list-item>
                  <text:p text:style-name="P46">автоматизируй key-rollover, держи eye-balls на expiry RRSIG, не ломай DS в регистраторе.</text:p>
                </text:list-item>
              </text:list>
            </text:list-item>
          </text:list>
        </text:list-item>
        <text:list-item>
          <text:p text:style-name="P46">TSIG — HMAC-подпись трафика между серверами (AXFR/IXFR/NOTIFY/динамические обновления).</text:p>
        </text:list-item>
      </text:list>
      <text:p text:style-name="P1"/>
      <text:p text:style-name="P4"><text:span text:style-name="T12">10)</text:span> EDNS(0), ECS и приватность</text:p>
      <text:list text:style-name="L26">
        <text:list-item>
          <text:p text:style-name="P47">EDNS(0) — расширения (большие UDP-пакеты, фичи, флаги).</text:p>
        </text:list-item>
        <text:list-item>
          <text:p text:style-name="P47">ECS (EDNS Client Subnet) — часть IP клиента в запросе; даёт CDN гео-ответы, но бьёт по приватности.</text:p>
        </text:list-item>
        <text:list-item>
          <text:p text:style-name="P47">QNAME minimization — резолвер раскрывает ровно столько имени, сколько нужно на каждом шаге (снижение утечек).</text:p>
        </text:list-item>
        <text:list-item>
          <text:p text:style-name="P47">DoT / DoH / DoQ — DNS поверх TLS/HTTPS/QUIC: шифруют канал между клиентом и резолвером. Это шифрует запросы, но не избавляет от необходимости доверять самому резолверу.</text:p>
        </text:list-item>
      </text:list>
      <text:p text:style-name="P1"/>
      <text:p text:style-name="P4"><text:span text:style-name="T12">11) </text:span>Split-horizon и «виды» (views)</text:p>
      <text:list text:style-name="L27">
        <text:list-item>
          <text:p text:style-name="P48">Разные ответы для разных источников: </text:p>
          <text:list>
            <text:list-item>
              <text:p text:style-name="P48">внутренняя сеть видит db.internal</text:p>
            </text:list-item>
            <text:list-item>
              <text:p text:style-name="P48">внешняя — публичный IP.</text:p>
            </text:list-item>
          </text:list>
        </text:list-item>
        <text:list-item>
          <text:p text:style-name="P48">Делается через views (BIND/PowerDNS/Knot) или через провайдерские политики (Cloud DNS/Route 53/Cloudflare).</text:p>
        </text:list-item>
        <text:list-item>
          <text:p text:style-name="P48">Риски: </text:p>
          <text:list>
            <text:list-item>
              <text:p text:style-name="P48">не перепутать политики; </text:p>
            </text:list-item>
            <text:list-item>
              <text:p text:style-name="P48">логируй и тестируй обе «стороны».</text:p>
            </text:list-item>
          </text:list>
        </text:list-item>
      </text:list>
      <text:p text:style-name="P1"/>
      <text:p text:style-name="P4"><text:span text:style-name="T12">12)</text:span> Балансировка, отказоустойчивость и «апекс-магия»</text:p>
      <text:list text:style-name="L28">
        <text:list-item>
          <text:p text:style-name="P124"><text:soft-page-break/><text:span text:style-name="T8">Round-robin: </text:span></text:p>
          <text:list>
            <text:list-item>
              <text:p text:style-name="P49">несколько A/AAAA на одном имени — простейший распределитель.</text:p>
            </text:list-item>
          </text:list>
        </text:list-item>
        <text:list-item>
          <text:p text:style-name="P49">GeoDNS/Latency-based: </text:p>
          <text:list>
            <text:list-item>
              <text:p text:style-name="P49">разные ответы по географии/задержке (провайдерские функции).</text:p>
            </text:list-item>
          </text:list>
        </text:list-item>
        <text:list-item>
          <text:p text:style-name="P49">Health-checks: </text:p>
          <text:list>
            <text:list-item>
              <text:p text:style-name="P49">активный мониторинг и выкидывание «битых» IP из ответа.</text:p>
            </text:list-item>
          </text:list>
        </text:list-item>
        <text:list-item>
          <text:p text:style-name="P49">CNAME на апексе нельзя (RFC) — из-за SOA/NS. Провайдеры дают ALIAS/ANAME/CNAME-flattening — «как CNAME, но легально для апекса».</text:p>
        </text:list-item>
        <text:list-item>
          <text:p text:style-name="P49">Anycast для авторитетных/рекурсоров — один IP анонсируется из многих точек, ближняя маршрутизация выбирается BGP.</text:p>
        </text:list-item>
      </text:list>
      <text:p text:style-name="P1"/>
      <text:p text:style-name="P4"><text:span text:style-name="T12">13)</text:span> Динамика изменений и «миф о распространении»</text:p>
      <text:list text:style-name="L29">
        <text:list-item>
          <text:p text:style-name="P50">«Пропагация 24–48 часов» — это не магия, а TTL-кэш и разные точки мира. Уменьшай TTL заранее, меняй, возвращай назад.</text:p>
        </text:list-item>
        <text:list-item>
          <text:p text:style-name="P50">Следи за serial в SOA и фактическим респондером (кто авторитетно отвечает: правильный ли NS?).</text:p>
        </text:list-item>
        <text:list-item>
          <text:p text:style-name="P50">Мониторь NSID (идентификатор сервера) и соответствие CDS/CDNSKEY (если автоматизируешь DNSSEC в облаках).</text:p>
        </text:list-item>
      </text:list>
      <text:p text:style-name="P1"/>
      <text:p text:style-name="P4"><text:span text:style-name="T12">14)</text:span> Облачные и on-prem решения</text:p>
      <text:list text:style-name="L30">
        <text:list-item>
          <text:p text:style-name="P51">Авторитетные: </text:p>
          <text:list>
            <text:list-item>
              <text:p text:style-name="P51">BIND, NSD, Knot, PowerDNS; </text:p>
            </text:list-item>
          </text:list>
        </text:list-item>
        <text:list-item>
          <text:p text:style-name="P51">в Windows</text:p>
          <text:list>
            <text:list-item>
              <text:p text:style-name="P51">DNS Server.</text:p>
            </text:list-item>
          </text:list>
        </text:list-item>
        <text:list-item>
          <text:p text:style-name="P51">Рекурсивные: </text:p>
          <text:list>
            <text:list-item>
              <text:p text:style-name="P51">Unbound, PowerDNS Recursor, Knot Resolver; </text:p>
            </text:list-item>
            <text:list-item>
              <text:p text:style-name="P51">на SOHO — dnsmasq.</text:p>
            </text:list-item>
          </text:list>
        </text:list-item>
        <text:list-item>
          <text:p text:style-name="P51">Облака: </text:p>
          <text:list>
            <text:list-item>
              <text:p text:style-name="P51">Route 53, Cloudflare DNS, Google/Azure Cloud DNS. </text:p>
            </text:list-item>
            <text:list-item>
              <text:p text:style-name="P52">Плюсы — SLA/Anycast/фильтры; </text:p>
            </text:list-item>
            <text:list-item>
              <text:p text:style-name="P52">минусы — цена/вендорлок.</text:p>
            </text:list-item>
          </text:list>
        </text:list-item>
        <text:list-item>
          <text:p text:style-name="P52">Логи и метрики: </text:p>
          <text:list>
            <text:list-item>
              <text:p text:style-name="P52">qps, latency, SERVFAIL/NXDOMAIN доли, размер кэша, RRL срабатывания, подписи DNSSEC.</text:p>
            </text:list-item>
          </text:list>
        </text:list-item>
      </text:list>
      <text:p text:style-name="P1"/>
      <text:p text:style-name="P5"><text:span text:style-name="T12">15)</text:span> Статусы ответов и диагностика</text:p>
      <text:list text:style-name="L31">
        <text:list-item>
          <text:p text:style-name="P53">NOERROR — найдено; </text:p>
        </text:list-item>
        <text:list-item>
          <text:p text:style-name="P53">NXDOMAIN — домена нет; </text:p>
        </text:list-item>
        <text:list-item>
          <text:p text:style-name="P53">NODATA (NOERROR/NXRRSET) — домен есть, но такого типа записи нет.</text:p>
        </text:list-item>
        <text:list-item>
          <text:p text:style-name="P53">SERVFAIL — общий сбой (часто проблемы DNSSEC, время/подписи/часы).</text:p>
        </text:list-item>
        <text:list-item>
          <text:p text:style-name="P125"><text:soft-page-break/><text:span text:style-name="T8">REFUSED — политика не разрешает (например, закрытый резолвер).</text:span></text:p>
        </text:list-item>
        <text:list-item>
          <text:p text:style-name="P53">FORMERR — неправильный формат запроса.</text:p>
        </text:list-item>
        <text:list-item>
          <text:p text:style-name="P53">Инструменты: </text:p>
          <text:list>
            <text:list-item>
              <text:p text:style-name="P53">dig, drill, kdig, nslookup (для винтажных нужд), rndc/pdns_control, pcap-трейсы.</text:p>
              <text:list>
                <text:list-item>
                  <text:p text:style-name="P53">Пример: dig +trace www.example.com — полный путь от корня.</text:p>
                </text:list-item>
                <text:list-item>
                  <text:p text:style-name="P53">dig example.com SOA +dnssec — подписана ли зона, валидны ли RRSIG/DS.</text:p>
                </text:list-item>
              </text:list>
            </text:list-item>
          </text:list>
        </text:list-item>
      </text:list>
      <text:p text:style-name="P1"/>
      <text:p text:style-name="P5"><text:span text:style-name="T12">16)</text:span> Миграции без боли</text:p>
      <text:list text:style-name="L32">
        <text:list-item>
          <text:p text:style-name="P54">Поднимаем новый авторитетный NS как вторичный, даём ему AXFR/IXFR, убеждаемся, что отвечает идентично.</text:p>
        </text:list-item>
        <text:list-item>
          <text:p text:style-name="P54">Меняем NS у регистратора (добавляем новые, ждём минимум TTL NS-записей).</text:p>
        </text:list-item>
        <text:list-item>
          <text:p text:style-name="P54">Выводим старые из пула NS только после того, как трафик стабильно идёт на новые.</text:p>
        </text:list-item>
        <text:list-item>
          <text:p text:style-name="P54">Для смены A/AAAA у критичных сервисов: </text:p>
          <text:list>
            <text:list-item>
              <text:p text:style-name="P54">заранее снижаем TTL, переключаем, возвращаем TTL.</text:p>
            </text:list-item>
          </text:list>
        </text:list-item>
      </text:list>
      <text:p text:style-name="P1"/>
      <text:p text:style-name="P5"><text:span text:style-name="T12">17)</text:span> Политики и фильтрация</text:p>
      <text:list text:style-name="L33">
        <text:list-item>
          <text:p text:style-name="P55">RPZ (Response Policy Zone)</text:p>
          <text:list>
            <text:list-item>
              <text:p text:style-name="P55">«чёрные списки» и переписывание ответов на рекурсивных (блокировки/переадресации).</text:p>
            </text:list-item>
          </text:list>
        </text:list-item>
        <text:list-item>
          <text:p text:style-name="P55">DNS64/NAT64</text:p>
          <text:list>
            <text:list-item>
              <text:p text:style-name="P55">для IPv6-только сетей синтезируем A→AAAA, даём доступ к v4-миру через NAT64.</text:p>
            </text:list-item>
          </text:list>
        </text:list-item>
        <text:list-item>
          <text:p text:style-name="P55">Публичные резолверы: </text:p>
          <text:list>
            <text:list-item>
              <text:p text:style-name="P55">есть быстрые/фильтрующие/с DoH — учитывай корпоративную политику и журналы.</text:p>
            </text:list-item>
          </text:list>
        </text:list-item>
      </text:list>
      <text:p text:style-name="P1"/>
      <text:p text:style-name="P5"><text:span text:style-name="T12">18)</text:span> Производительность и надёжность</text:p>
      <text:list text:style-name="L34">
        <text:list-item>
          <text:p text:style-name="P56">Много авторитетных NS (обычно ≥2), разнесённых географически и сетевыми автономками.</text:p>
        </text:list-item>
        <text:list-item>
          <text:p text:style-name="P56">Anycast + RRL + агрессивный кэш = меньше DDoS-головной боли.</text:p>
        </text:list-item>
        <text:list-item>
          <text:p text:style-name="P56">Холодный старт кэша — выше задержки; тёплый — летает.</text:p>
        </text:list-item>
        <text:list-item>
          <text:p text:style-name="P56">Мониторинг цепочки доверия DNSSEC (истечение подписей — частая «мина»).</text:p>
        </text:list-item>
      </text:list>
      <text:p text:style-name="P1"/>
      <text:p text:style-name="P5"><text:span text:style-name="T12">19)</text:span> IDN и punycode</text:p>
      <text:list text:style-name="L35">
        <text:list-item>
          <text:p text:style-name="P57">Интернациональные домены (пример.укр) кодируются как xn--… (Punycode).</text:p>
        </text:list-item>
        <text:list-item>
          <text:p text:style-name="P57">Проверяй гомографические атаки (похожие символы в разных алфавитах), включай политики регистрации и валидации.</text:p>
        </text:list-item>
      </text:list>
      <text:p text:style-name="P1"/>
      <text:p text:style-name="P5"><text:soft-page-break/><text:span text:style-name="T12">20)</text:span> Короткий чек-лист внедрения/аудита</text:p>
      <text:list text:style-name="L36">
        <text:list-item>
          <text:p text:style-name="P58">Зона валидна: SOA корректен, serial растёт, NS отвечают авторитетно и одинаково.</text:p>
        </text:list-item>
        <text:list-item>
          <text:p text:style-name="P58">Glue присутствует, делегирования не «lame».</text:p>
        </text:list-item>
        <text:list-item>
          <text:p text:style-name="P58">TTL-ы разумны: </text:p>
          <text:list>
            <text:list-item>
              <text:p text:style-name="P58">апекс/NS/SOA не чрезмерно малы или огромны, записи сервисов управляемы.</text:p>
            </text:list-item>
          </text:list>
        </text:list-item>
        <text:list-item>
          <text:p text:style-name="P58">DNSSEC: </text:p>
          <text:list>
            <text:list-item>
              <text:p text:style-name="P58">DS в родителе, валидные RRSIG, автоматизированный rollover.</text:p>
            </text:list-item>
          </text:list>
        </text:list-item>
        <text:list-item>
          <text:p text:style-name="P58">Рекурсоры закрыты, порт/ID рандомизируются, DoT/DoH по политике.</text:p>
        </text:list-item>
        <text:list-item>
          <text:p text:style-name="P58">Логи и метрики собираются; RRL/ACL включены; RPZ (если нужно).</text:p>
        </text:list-item>
      </text:list>
      <text:p text:style-name="P1"/>
      <text:p text:style-name="P5"><text:span text:style-name="T12">21)</text:span> Резюме</text:p>
      <text:list text:style-name="L37">
        <text:list-item>
          <text:p text:style-name="P59">DNS — это нервная система интернета. </text:p>
        </text:list-item>
        <text:list-item>
          <text:p text:style-name="P59">Когда он спроектирован чисто (правильные делегирования и glue), осмысленно настроен (TTL, кэш, балансировка), защищён (DNSSEC, RRL, закрытые резолверы) и наблюдаем, — он почти незаметен. </text:p>
        </text:list-item>
        <text:list-item>
          <text:p text:style-name="P59">Все проблемы возникают там, где сломаны основы: </text:p>
          <text:list>
            <text:list-item>
              <text:p text:style-name="P59">lame delegation, неверный TTL, отсутствующий glue, истёкшие подписи, «открытые» рекурсоры. </text:p>
            </text:list-item>
          </text:list>
        </text:list-item>
      </text:list>
      <text:p text:style-name="P5"/>
      <text:p text:style-name="P5">🟢 <text:span text:style-name="T17">FTP</text:span></text:p>
      <text:p text:style-name="P5"><text:span text:style-name="T17"/></text:p>
      <text:p text:style-name="P5"><text:span text:style-name="T12">1)</text:span> Что такое FTP</text:p>
      <text:list text:style-name="L38">
        <text:list-item>
          <text:p text:style-name="P60">Клиент подключается к серверу, видит каталог(и), может скачивать (RETR) и загружать (STOR) файлы, создавать/удалять директории.</text:p>
        </text:list-item>
        <text:list-item>
          <text:p text:style-name="P60">В классическом FTP всё «служебное» и логины идут в открытом виде. Это главная причина, почему голый FTP сегодня — только для закрытых сетей или за VPN.</text:p>
        </text:list-item>
        <text:list-item>
          <text:p text:style-name="P60">Архитектурно у FTP два канала:</text:p>
          <text:list>
            <text:list-item>
              <text:p text:style-name="P60">Command/Control — управление (логин, команды, ответы). Обычно TCP порт 21.</text:p>
            </text:list-item>
            <text:list-item>
              <text:p text:style-name="P60">Data — передача данных (списки, файлы). Порт/направление зависят от режима (active/passive).</text:p>
            </text:list-item>
          </text:list>
        </text:list-item>
      </text:list>
      <text:p text:style-name="P5"/>
      <text:p text:style-name="P5"><text:span text:style-name="T12">2)</text:span> Active vs Passive</text:p>
      <text:list text:style-name="L39">
        <text:list-item>
          <text:p text:style-name="P61">Active (PORT): </text:p>
          <text:list>
            <text:list-item>
              <text:p text:style-name="P61">сервер сам подключается к клиенту для data. Ломается за NAT/фаерволами. Data от сервера с 20/tcp на клиентский порт.</text:p>
            </text:list-item>
          </text:list>
        </text:list-item>
        <text:list-item>
          <text:p text:style-name="P61">Passive (PASV/EPSV): </text:p>
          <text:list>
            <text:list-item>
              <text:p text:style-name="P61">клиент инициирует оба соединения. Работает за NAT.</text:p>
            </text:list-item>
          </text:list>
        </text:list-item>
        <text:list-item>
          <text:p text:style-name="P61">Практика: </text:p>
          <text:list>
            <text:list-item>
              <text:p text:style-name="P126"><text:soft-page-break/><text:span text:style-name="T8">фиксируй пасcивный диапазон (например, 50000–51000/tcp), открой на фаерволе, используй PASV/EPSV по умолчанию.</text:span></text:p>
            </text:list-item>
          </text:list>
        </text:list-item>
      </text:list>
      <text:p text:style-name="P5"/>
      <text:p text:style-name="P5"><text:span text:style-name="T12">3)</text:span> Команды и статусы</text:p>
      <text:list text:style-name="L40">
        <text:list-item>
          <text:p text:style-name="P62">Часто используемые: </text:p>
          <text:list>
            <text:list-item>
              <text:p text:style-name="P62">USER, PASS, PASV/EPSV, PORT, LIST, RETR, STOR, DELE, RNFR/RNTO, MKD/RMD, TYPE, REST, QUIT.TYPE I (binary) всегда, чтобы не портить бинарники.</text:p>
            </text:list-item>
          </text:list>
        </text:list-item>
        <text:list-item>
          <text:p text:style-name="P62">Коды: </text:p>
          <text:list>
            <text:list-item>
              <text:p text:style-name="P62">2xx — ок; </text:p>
            </text:list-item>
            <text:list-item>
              <text:p text:style-name="P62">3xx — нужно продолжить; </text:p>
            </text:list-item>
            <text:list-item>
              <text:p text:style-name="P62">4xx — временно; </text:p>
            </text:list-item>
            <text:list-item>
              <text:p text:style-name="P62">5xx — ошибка.</text:p>
            </text:list-item>
          </text:list>
        </text:list-item>
        <text:list-item>
          <text:p text:style-name="P62">Запомнить: </text:p>
          <text:list>
            <text:list-item>
              <text:p text:style-name="P62">230 (логин ок), </text:p>
            </text:list-item>
            <text:list-item>
              <text:p text:style-name="P62">331 (нужен пароль), </text:p>
            </text:list-item>
            <text:list-item>
              <text:p text:style-name="P62">425/426 (нет data), </text:p>
            </text:list-item>
            <text:list-item>
              <text:p text:style-name="P62">530 (не залогинен), </text:p>
            </text:list-item>
            <text:list-item>
              <text:p text:style-name="P62">550 (нет доступа/нет файла).</text:p>
            </text:list-item>
          </text:list>
        </text:list-item>
      </text:list>
      <text:p text:style-name="P5"/>
      <text:p text:style-name="P5"><text:span text:style-name="T12">4) </text:span>Где уместен</text:p>
      <text:list text:style-name="L41">
        <text:list-item>
          <text:p text:style-name="P63">Легаси-интеграции, анонимные зеркала, старые ETL. В интернет — только в защищённом виде.</text:p>
        </text:list-item>
      </text:list>
      <text:p text:style-name="P5"/>
      <text:p text:style-name="P6"><text:span text:style-name="T18">5) </text:span>Безопасные варианты</text:p>
      <text:list text:style-name="L42">
        <text:list-item>
          <text:p text:style-name="P64">FTPS (FTP+TLS)</text:p>
          <text:list>
            <text:list-item>
              <text:p text:style-name="P64">Тот же FTP, но шифруем control+data.</text:p>
            </text:list-item>
            <text:list-item>
              <text:p text:style-name="P64">Explicit (21/tcp + AUTH TLS) — норма; Implicit (990/tcp) — наследие.</text:p>
            </text:list-item>
            <text:list-item>
              <text:p text:style-name="P64">В TLS алгоритмы/сертификаты X.509, можно client-cert.</text:p>
            </text:list-item>
            <text:list-item>
              <text:p text:style-name="P64">Важно: </text:p>
              <text:list>
                <text:list-item>
                  <text:p text:style-name="P64">ALG не видит PORT/PASV → только PASV + фиксированный диапазон + правильный внешний IP в ответах.</text:p>
                </text:list-item>
              </text:list>
            </text:list-item>
          </text:list>
        </text:list-item>
        <text:list-item>
          <text:p text:style-name="P64">SFTP (поверх SSH)</text:p>
          <text:list>
            <text:list-item>
              <text:p text:style-name="P64">Не FTP. </text:p>
            </text:list-item>
            <text:list-item>
              <text:p text:style-name="P64">Один зашифрованный канал (обычно 22/tcp), ключи/host key, chroot/views.</text:p>
            </text:list-item>
            <text:list-item>
              <text:p text:style-name="P64">Проходит NAT/фаерволы без боли, удобен для автоматизаций. Дефолт-выбор.</text:p>
            </text:list-item>
          </text:list>
        </text:list-item>
        <text:list-item>
          <text:p text:style-name="P64">Выбор</text:p>
          <text:list>
            <text:list-item>
              <text:p text:style-name="P64">Нужен строго «FTP-стек»/комплаенс X.509 → FTPS (explicit).</text:p>
            </text:list-item>
            <text:list-item>
              <text:p text:style-name="P64">Нужны простота, ключи и один порт → SFTP.</text:p>
            </text:list-item>
          </text:list>
        </text:list-item>
      </text:list>
      <text:p text:style-name="P5"/>
      <text:p text:style-name="P6"><text:span text:style-name="T18">6) </text:span>Порты, NAT и фаерволы</text:p>
      <text:list text:style-name="L43">
        <text:list-item>
          <text:p text:style-name="P65">Что открыть</text:p>
          <text:list>
            <text:list-item>
              <text:p text:style-name="P127"><text:soft-page-break/><text:span text:style-name="T8">FTP: </text:span></text:p>
              <text:list>
                <text:list-item>
                  <text:p text:style-name="P65">21/tcp + пассивный диапазон (inbound). Active потребует входящих к клиенту — в реале не юзай.</text:p>
                </text:list-item>
              </text:list>
            </text:list-item>
            <text:list-item>
              <text:p text:style-name="P65">FTPS explicit: </text:p>
              <text:list>
                <text:list-item>
                  <text:p text:style-name="P65">21/tcp + пассивный диапазон; </text:p>
                </text:list-item>
                <text:list-item>
                  <text:p text:style-name="P65">отключи FTP-ALG.</text:p>
                </text:list-item>
              </text:list>
            </text:list-item>
            <text:list-item>
              <text:p text:style-name="P65">FTPS implicit: </text:p>
              <text:list>
                <text:list-item>
                  <text:p text:style-name="P65">990/tcp + диапазон.</text:p>
                </text:list-item>
              </text:list>
            </text:list-item>
            <text:list-item>
              <text:p text:style-name="P65">SFTP: </text:p>
              <text:list>
                <text:list-item>
                  <text:p text:style-name="P65">22/tcp.</text:p>
                </text:list-item>
              </text:list>
            </text:list-item>
            <text:list-item>
              <text:p text:style-name="P65">За NAT: </text:p>
              <text:list>
                <text:list-item>
                  <text:p text:style-name="P65">у FTP/FTPS сервер в PASV должен отдавать внешний IP (masquerade/advertised address).</text:p>
                </text:list-item>
              </text:list>
            </text:list-item>
          </text:list>
        </text:list-item>
        <text:list-item>
          <text:p text:style-name="P65">Типовые ошибки</text:p>
          <text:list>
            <text:list-item>
              <text:p text:style-name="P65">425/426 — пассивный диапазон закрыт / неверный внешний IP / мешает ALG.</text:p>
            </text:list-item>
            <text:list-item>
              <text:p text:style-name="P65">227 Entering Passive Mode — проверь IP в ответе (не должен быть приватным).</text:p>
            </text:list-item>
            <text:list-item>
              <text:p text:style-name="P65">530 — учётки/политика; 550 — права/путь.</text:p>
            </text:list-item>
            <text:list-item>
              <text:p text:style-name="P65">FTPS cert — CN/SAN не совпал, просрочен.</text:p>
            </text:list-item>
            <text:list-item>
              <text:p text:style-name="P65">SFTP — “host key changed” → корректная ротация known_hosts.</text:p>
            </text:list-item>
          </text:list>
        </text:list-item>
      </text:list>
      <text:p text:style-name="P5"/>
      <text:p text:style-name="P6"><text:span text:style-name="T18">7) </text:span>Серверы, клиенты, политика</text:p>
      <text:list text:style-name="L44">
        <text:list-item>
          <text:p text:style-name="P66">ПО</text:p>
          <text:list>
            <text:list-item>
              <text:p text:style-name="P66">FTP/FTPS-серверы: </text:p>
              <text:list>
                <text:list-item>
                  <text:p text:style-name="P66">vsftpd, ProFTPD, Pure-FTPd, IIS FTP.</text:p>
                </text:list-item>
              </text:list>
            </text:list-item>
            <text:list-item>
              <text:p text:style-name="P66">SFTP:</text:p>
              <text:list>
                <text:list-item>
                  <text:p text:style-name="P66"><text:s/>OpenSSH (internal-sftp).</text:p>
                </text:list-item>
              </text:list>
            </text:list-item>
            <text:list-item>
              <text:p text:style-name="P66">Клиенты: </text:p>
              <text:list>
                <text:list-item>
                  <text:p text:style-name="P66">lftp, FileZilla, WinSCP, Cyberduck, curl/wget.</text:p>
                </text:list-item>
              </text:list>
            </text:list-item>
          </text:list>
        </text:list-item>
        <text:list-item>
          <text:p text:style-name="P66">Доступ и изоляция</text:p>
          <text:list>
            <text:list-item>
              <text:p text:style-name="P66">FTP/FTPS: </text:p>
              <text:list>
                <text:list-item>
                  <text:p text:style-name="P66">виртуальные пользователи, chroot, квоты, запрет FXP.</text:p>
                </text:list-item>
              </text:list>
            </text:list-item>
            <text:list-item>
              <text:p text:style-name="P66">SFTP: </text:p>
              <text:list>
                <text:list-item>
                  <text:p text:style-name="P66">вход по ключам, ForceCommand internal-sftp, ChrootDirectory, Match по группам.</text:p>
                </text:list-item>
              </text:list>
            </text:list-item>
          </text:list>
        </text:list-item>
        <text:list-item>
          <text:p text:style-name="P66">Производительность</text:p>
          <text:list>
            <text:list-item>
              <text:p text:style-name="P66">Многопоточность/queue в lftp (mirror -P N).</text:p>
            </text:list-item>
            <text:list-item>
              <text:p text:style-name="P66">Resume: REST/reget.</text:p>
            </text:list-item>
            <text:list-item>
              <text:p text:style-name="P66">По WAN: </text:p>
              <text:list>
                <text:list-item>
                  <text:p text:style-name="P66">фиксируй MTU/избегай ALG-магии; </text:p>
                </text:list-item>
                <text:list-item>
                  <text:p text:style-name="P66">для SFTP — опционально Compression yes (мерь CPU).</text:p>
                </text:list-item>
              </text:list>
            </text:list-item>
          </text:list>
        </text:list-item>
      </text:list>
      <text:p text:style-name="P11"><text:span text:style-name="T8"/></text:p>
      <text:p text:style-name="P11"><text:span text:style-name="T3">8) </text:span><text:span text:style-name="T8">Безопасность и альтернативы</text:span></text:p>
      <text:list text:style-name="L45">
        <text:list-item>
          <text:p text:style-name="P67">Жёсткие правила</text:p>
          <text:list>
            <text:list-item>
              <text:p text:style-name="P128"><text:soft-page-break/><text:span text:style-name="T8">Голый FTP наружу — нельзя. Только FTPS/SFTP или VPN.</text:span></text:p>
            </text:list-item>
            <text:list-item>
              <text:p text:style-name="P67">Секреты</text:p>
              <text:list>
                <text:list-item>
                  <text:p text:style-name="P67">менеджер, минимум прав; </text:p>
                </text:list-item>
                <text:list-item>
                  <text:p text:style-name="P67">ключи (SFTP) или client-cert (FTPS).</text:p>
                </text:list-item>
              </text:list>
            </text:list-item>
            <text:list-item>
              <text:p text:style-name="P67">Логи:</text:p>
              <text:list>
                <text:list-item>
                  <text:p text:style-name="P67"><text:s/>кто/что/откуда, хеши артефактов. </text:p>
                </text:list-item>
                <text:list-item>
                  <text:p text:style-name="P67">Ротация сертификатов/ключей по графику.</text:p>
                </text:list-item>
              </text:list>
            </text:list-item>
          </text:list>
        </text:list-item>
        <text:list-item>
          <text:p text:style-name="P67">Современные замены</text:p>
          <text:list>
            <text:list-item>
              <text:p text:style-name="P67">HTTPS (статика/CDN) — проще для скачиваний.</text:p>
            </text:list-item>
            <text:list-item>
              <text:p text:style-name="P67">SCP — быстро разово.</text:p>
            </text:list-item>
            <text:list-item>
              <text:p text:style-name="P67">rsync (по SSH) — дельта, контроль целостности.</text:p>
            </text:list-item>
            <text:list-item>
              <text:p text:style-name="P67">S3-совместимые хранилища — presigned URLs, политики доступа, версии.</text:p>
            </text:list-item>
          </text:list>
        </text:list-item>
      </text:list>
      <text:p text:style-name="P5"/>
      <text:p text:style-name="P6"><text:span text:style-name="T18">9) </text:span>Чек-листы (сжато)</text:p>
      <text:list text:style-name="L46">
        <text:list-item>
          <text:p text:style-name="P68">FTPS (explicit)</text:p>
          <text:list>
            <text:list-item>
              <text:p text:style-name="P68">TLS обязателен, нешифрованный логин — off</text:p>
            </text:list-item>
            <text:list-item>
              <text:p text:style-name="P68">PASV-диапазон зафиксирован и открыт</text:p>
            </text:list-item>
            <text:list-item>
              <text:p text:style-name="P68">Правильный внешний IP в PASV</text:p>
            </text:list-item>
            <text:list-item>
              <text:p text:style-name="P68">Сертификат CN/SAN ок; ротация</text:p>
            </text:list-item>
            <text:list-item>
              <text:p text:style-name="P68">Логи/лимиты/скорости</text:p>
            </text:list-item>
          </text:list>
        </text:list-item>
        <text:list-item>
          <text:p text:style-name="P68">SFTP</text:p>
          <text:list>
            <text:list-item>
              <text:p text:style-name="P68">Ключи (пароли off) / MFA</text:p>
            </text:list-item>
            <text:list-item>
              <text:p text:style-name="P68"><text:s/>internal-sftp, chroot, Match</text:p>
            </text:list-item>
            <text:list-item>
              <text:p text:style-name="P68">Узкие права/квоты/umask</text:p>
            </text:list-item>
            <text:list-item>
              <text:p text:style-name="P68">Host keys в known_hosts</text:p>
            </text:list-item>
            <text:list-item>
              <text:p text:style-name="P68">Мониторинг логов SSH</text:p>
            </text:list-item>
          </text:list>
        </text:list-item>
        <text:list-item>
          <text:p text:style-name="P68">Траблшутинг</text:p>
          <text:list>
            <text:list-item>
              <text:p text:style-name="P68">tcpdump/wireshark: есть ли второе соединение? какой порт/IP в 227</text:p>
            </text:list-item>
            <text:list-item>
              <text:p text:style-name="P68">lftp -d: видно PORT/PASV, коды и резюм</text:p>
            </text:list-item>
            <text:list-item>
              <text:p text:style-name="P68">Отключи FTP-ALG при FTPS, проверь DNS/сертификаты</text:p>
            </text:list-item>
          </text:list>
        </text:list-item>
      </text:list>
      <text:p text:style-name="P5"/>
      <text:p text:style-name="P6"><text:span text:style-name="T18">10) </text:span>Итог</text:p>
      <text:list text:style-name="L47">
        <text:list-item>
          <text:p text:style-name="P69">FTP жив, но небезопасен. </text:p>
        </text:list-item>
        <text:list-item>
          <text:p text:style-name="P69">В проде — либо FTPS (explicit) + PASV-диапазон + правильный фаервол, либо SFTP (один порт, ключи, минимум танцев). </text:p>
        </text:list-item>
        <text:list-item>
          <text:p text:style-name="P69">Для массовой выдачи артефактов чаще побеждает HTTPS/CDN, для синков — rsync/S3.</text:p>
        </text:list-item>
      </text:list>
      <text:p text:style-name="P11"><text:span text:style-name="T8"/></text:p>
      <text:p text:style-name="P11"><text:span text:style-name="T8">🟢 </text:span><text:span text:style-name="T9">NFS</text:span></text:p>
      <text:p text:style-name="P11"><text:span text:style-name="T8"/></text:p>
      <text:p text:style-name="P12"><text:span text:style-name="T1">1)</text:span><text:span text:style-name="T8"> Что такое</text:span></text:p>
      <text:list text:style-name="L48">
        <text:list-item>
          <text:p text:style-name="P70">Network File System — протокол удалённой файловой системы (Sun, 1984), де-факто стандарт в *nix-мире.</text:p>
        </text:list-item>
        <text:list-item>
          <text:p text:style-name="P129"><text:soft-page-break/><text:span text:style-name="T8">Типичные задачи: домашние каталоги, общие storage-папки в офисе/лабе, бэкенд для CI, Kubernetes PV, артефакты билдов.</text:span></text:p>
        </text:list-item>
        <text:list-item>
          <text:p text:style-name="P70">Не путать с SMB:</text:p>
          <text:list>
            <text:list-item>
              <text:p text:style-name="P70">NFS — «родной» для Linux/Unix, </text:p>
            </text:list-item>
            <text:list-item>
              <text:p text:style-name="P70">SMB — «родной» для Windows.</text:p>
            </text:list-item>
          </text:list>
        </text:list-item>
      </text:list>
      <text:p text:style-name="P11"><text:span text:style-name="T8"/></text:p>
      <text:p text:style-name="P12"><text:span text:style-name="T1">2)</text:span><text:span text:style-name="T8"> Архитектура</text:span></text:p>
      <text:list text:style-name="L49">
        <text:list-item>
          <text:p text:style-name="P71">Сервер: </text:p>
          <text:list>
            <text:list-item>
              <text:p text:style-name="P71">ядро + nfsd экспортирует каталоги («shares») из /etc/exports.</text:p>
            </text:list-item>
          </text:list>
        </text:list-item>
        <text:list-item>
          <text:p text:style-name="P71">Клиент: </text:p>
          <text:list>
            <text:list-item>
              <text:p text:style-name="P71">монтирует экспорт как обычную директорию.</text:p>
            </text:list-item>
          </text:list>
        </text:list-item>
        <text:list-item>
          <text:p text:style-name="P71">Старые версии (v2/v3): </text:p>
          <text:list>
            <text:list-item>
              <text:p text:style-name="P71">куча отдельных RPC (mount/lock/statd), возможны динамические порты.</text:p>
            </text:list-item>
          </text:list>
        </text:list-item>
        <text:list-item>
          <text:p text:style-name="P71">NFSv4+: </text:p>
          <text:list>
            <text:list-item>
              <text:p text:style-name="P71">один TCP-порт 2049, встроенные mount/lock/ACL, stateful-сессии, лучше через фаерволы.</text:p>
            </text:list-item>
          </text:list>
        </text:list-item>
      </text:list>
      <text:p text:style-name="P11"><text:span text:style-name="T8"/></text:p>
      <text:p text:style-name="P12"><text:span text:style-name="T1">3)</text:span><text:span text:style-name="T8"> Версии и что они дают</text:span></text:p>
      <text:list text:style-name="L50">
        <text:list-item>
          <text:p text:style-name="P72">v3: </text:p>
          <text:list>
            <text:list-item>
              <text:p text:style-name="P72">классика, быстрее v2, </text:p>
            </text:list-item>
            <text:list-item>
              <text:p text:style-name="P72">умеет большие файлы, но статeless и раздроблен по сервисам (mountd/lockd/statd).</text:p>
            </text:list-item>
          </text:list>
        </text:list-item>
        <text:list-item>
          <text:p text:style-name="P72">v4.0: </text:p>
          <text:list>
            <text:list-item>
              <text:p text:style-name="P72">всё в одном RPC, ACL NFSv4, делегации, псевдо-root-экспорт (fsid=0), только TCP/2049.</text:p>
            </text:list-item>
          </text:list>
        </text:list-item>
        <text:list-item>
          <text:p text:style-name="P72">v4.1: </text:p>
          <text:list>
            <text:list-item>
              <text:p text:style-name="P72">сессии, реальное блокирование, pNFS (метаданные отдельно, данные параллельно).</text:p>
            </text:list-item>
          </text:list>
        </text:list-item>
        <text:list-item>
          <text:p text:style-name="P72">v4.2: </text:p>
          <text:list>
            <text:list-item>
              <text:p text:style-name="P72">server-side copy (COPY), preallocation (FALLOCATE), SEEK-HOLE/SEEK-DATA и пр. QoL.</text:p>
            </text:list-item>
          </text:list>
        </text:list-item>
      </text:list>
      <text:p text:style-name="P11"><text:span text:style-name="T8"/></text:p>
      <text:p text:style-name="P12"><text:span text:style-name="T1">4) </text:span><text:span text:style-name="T8">Порты и фаервол</text:span></text:p>
      <text:list text:style-name="L51">
        <text:list-item>
          <text:p text:style-name="P73">NFSv4: </text:p>
          <text:list>
            <text:list-item>
              <text:p text:style-name="P73">открой 2049/tcp (часто достаточно).</text:p>
            </text:list-item>
          </text:list>
        </text:list-item>
        <text:list-item>
          <text:p text:style-name="P73">NFSv3: </text:p>
          <text:list>
            <text:list-item>
              <text:p text:style-name="P73">2049/tcp + rpcbind 111/tcp,udp + динамические mountd/lockd/statd (лучше зафиксировать диапазон в конфиге сервера и открыть его).</text:p>
            </text:list-item>
          </text:list>
        </text:list-item>
        <text:list-item>
          <text:p text:style-name="P73">Принцип: </text:p>
          <text:list>
            <text:list-item>
              <text:p text:style-name="P73">чем новее версия, тем меньше плясок с портами.</text:p>
            </text:list-item>
          </text:list>
        </text:list-item>
      </text:list>
      <text:p text:style-name="P11"><text:span text:style-name="T8"/></text:p>
      <text:p text:style-name="P12"><text:span text:style-name="T1">5)</text:span><text:span text:style-name="T8"> Экспорт на сервере (ядро Linux)</text:span></text:p>
      <text:list text:style-name="L52">
        <text:list-item>
          <text:p text:style-name="P74">Файл /etc/exports — «кто и как» может монтировать:</text:p>
          <text:list>
            <text:list-item>
              <text:p text:style-name="P130"><text:soft-page-break/><text:span text:style-name="T8"># Базовый экспорт</text:span></text:p>
              <text:p text:style-name="P74">/srv/share <text:s/>10.0.0.0/24(rw,sync,root_squash)</text:p>
              <text:p text:style-name="P130"><text:span text:style-name="T8"/></text:p>
              <text:p text:style-name="P74"># Экспорт для NFSv4: корень псевдо-ФС</text:p>
              <text:p text:style-name="P74">/export <text:s text:c="5"/>*(ro,fsid=0) <text:s text:c="12"/># v4 root</text:p>
              <text:p text:style-name="P74">/export/proj 10.0.10.0/24(rw,crossmnt,no_subtree_check)</text:p>
            </text:list-item>
          </text:list>
        </text:list-item>
        <text:list-item>
          <text:p text:style-name="P74">Ключевые опции:</text:p>
          <text:list>
            <text:list-item>
              <text:p text:style-name="P74">rw/ro — права.</text:p>
            </text:list-item>
            <text:list-item>
              <text:p text:style-name="P74">sync/async</text:p>
              <text:list>
                <text:list-item>
                  <text:p text:style-name="P74">синхронная запись безопаснее; </text:p>
                </text:list-item>
                <text:list-item>
                  <text:p text:style-name="P74">async быстрее, но риск при падении.</text:p>
                </text:list-item>
              </text:list>
            </text:list-item>
            <text:list-item>
              <text:p text:style-name="P74">root_squash (по умолчанию on)</text:p>
              <text:list>
                <text:list-item>
                  <text:p text:style-name="P74">root клиента мапится в «никого» (nobody). </text:p>
                </text:list-item>
                <text:list-item>
                  <text:p text:style-name="P74">no_root_squash — только если доверяешь сегменту.</text:p>
                </text:list-item>
              </text:list>
            </text:list-item>
            <text:list-item>
              <text:p text:style-name="P74">subtree_check/no_subtree_check</text:p>
              <text:list>
                <text:list-item>
                  <text:p text:style-name="P74">чаще no_subtree_check ради скорости и меньше «ложных отказов».</text:p>
                </text:list-item>
              </text:list>
            </text:list-item>
            <text:list-item>
              <text:p text:style-name="P130"><text:span text:style-name="T9">c</text:span><text:span text:style-name="T8">rossmnt</text:span></text:p>
              <text:list>
                <text:list-item>
                  <text:p text:style-name="P74">разрешить «пройти» в примонтированные в точке подкаталоги.</text:p>
                </text:list-item>
              </text:list>
            </text:list-item>
            <text:list-item>
              <text:p text:style-name="P74">secure/insecure</text:p>
              <text:list>
                <text:list-item>
                  <text:p text:style-name="P74">разрешать ли клиентам источник-порт &gt;1024 (часто нужен insecure для современных клиентов).</text:p>
                </text:list-item>
              </text:list>
            </text:list-item>
            <text:list-item>
              <text:p text:style-name="P74">sec= </text:p>
              <text:list>
                <text:list-item>
                  <text:p text:style-name="P74">механизм аутентификации: sys (UID/GID), krb5/krb5i/krb5p (Kerberos: auth / +integrity / +privacy).</text:p>
                </text:list-item>
                <text:list-item>
                  <text:p text:style-name="P74">Применение: exportfs -ra, просмотр: exportfs -v.</text:p>
                </text:list-item>
              </text:list>
            </text:list-item>
          </text:list>
        </text:list-item>
      </text:list>
      <text:p text:style-name="P11"><text:span text:style-name="T8"/></text:p>
      <text:p text:style-name="P12"><text:span text:style-name="T1">6)</text:span><text:span text:style-name="T8"> Монтирование на клиенте</text:span></text:p>
      <text:list text:style-name="L53">
        <text:list-item>
          <text:p text:style-name="P75">Одноразово:</text:p>
          <text:list>
            <text:list-item>
              <text:p text:style-name="P75">mount -t nfs -o vers=4.2 server:/export/proj /mnt/proj</text:p>
            </text:list-item>
          </text:list>
        </text:list-item>
        <text:list-item>
          <text:p text:style-name="P75">Постоянно в /etc/fstab:</text:p>
          <text:list>
            <text:list-item>
              <text:p text:style-name="P75">server:/export/proj <text:s/>/mnt/proj <text:s/>nfs4 vers=4.2,rsize=1048576,wsize=1048576,hard,timeo=600 <text:s/>0 0</text:p>
            </text:list-item>
          </text:list>
        </text:list-item>
        <text:list-item>
          <text:p text:style-name="P75">Полезные опции:</text:p>
          <text:list>
            <text:list-item>
              <text:p text:style-name="P75">vers= (3, 4, 4.1, 4.2) — фиксируй явным текстом.</text:p>
            </text:list-item>
            <text:list-item>
              <text:p text:style-name="P75">rsize/wsize — размер I/O (современно: 1MiB).</text:p>
            </text:list-item>
            <text:list-item>
              <text:p text:style-name="P75">hard/soft — hard для целостности (висим, но не теряем данные); soft — только для read-heavy, иначе рискуешь.</text:p>
            </text:list-item>
            <text:list-item>
              <text:p text:style-name="P75">timeo,retrans — таймауты; с hard дают нормальный retry без ранних ошибок.</text:p>
            </text:list-item>
            <text:list-item>
              <text:p text:style-name="P75">noatime — меньше метаданных → больше скорости.</text:p>
            </text:list-item>
            <text:list-item>
              <text:p text:style-name="P75">nconnect=N — несколько TCP-соединений на один mount (ядро ≥5.3), разгружает «бутылочное горлышко».</text:p>
            </text:list-item>
            <text:list-item>
              <text:p text:style-name="P75">lookupcache/actimeo — тонкая настройка кэшей атрибутов/имён.</text:p>
            </text:list-item>
          </text:list>
        </text:list-item>
      </text:list>
      <text:p text:style-name="P11"><text:soft-page-break/><text:span text:style-name="T8"/></text:p>
      <text:p text:style-name="P12"><text:span text:style-name="T1">7) </text:span><text:span text:style-name="T8">Идентичности и права</text:span></text:p>
      <text:list text:style-name="L54">
        <text:list-item>
          <text:p text:style-name="P76">При sec=sys сервер доверяет UID/GID из клиента. Если у тебя на клиенте uid=1001 — сервер верит, что это тот же пользователь.</text:p>
          <text:list>
            <text:list-item>
              <text:p text:style-name="P76">Вывод: держи единый каталог аккаунтов (LDAP/AD с RFC2307), иначе увидишь «чужие имена» и nobody.</text:p>
            </text:list-item>
          </text:list>
        </text:list-item>
        <text:list-item>
          <text:p text:style-name="P76">Для валидации личности по-взрослому — Kerberos (sec=krb5/krb5i/krb5p): пароль/ключ проверяет KDC, а не «честность клиента».</text:p>
        </text:list-item>
      </text:list>
      <text:p text:style-name="P11"><text:span text:style-name="T8"/></text:p>
      <text:p text:style-name="P13"><text:span text:style-name="T1">8)</text:span><text:span text:style-name="T8"> Производительность:</text:span></text:p>
      <text:list text:style-name="L55">
        <text:list-item>
          <text:p text:style-name="P77">TCP, v4.1/4.2 — дефолт. </text:p>
        </text:list-item>
        <text:list-item>
          <text:p text:style-name="P77">UDP/v3 — только если вынудили.</text:p>
        </text:list-item>
        <text:list-item>
          <text:p text:style-name="P77">rsize/wsize=1M, noatime, аккуратный actimeo.</text:p>
        </text:list-item>
        <text:list-item>
          <text:p text:style-name="P77">На больших скоростях — nconnect=4..8.</text:p>
        </text:list-item>
        <text:list-item>
          <text:p text:style-name="P77">На сервере: </text:p>
          <text:list>
            <text:list-item>
              <text:p text:style-name="P77">быстрый диск под журнал ФС, много page cache, sync для надёжности, async — только под не критичное.</text:p>
            </text:list-item>
          </text:list>
        </text:list-item>
        <text:list-item>
          <text:p text:style-name="P77">Сетевые: </text:p>
          <text:list>
            <text:list-item>
              <text:p text:style-name="P77">MTU/PMTUD, не резать 2049/111 по пути, не ломать offload-фичи без нужды.</text:p>
            </text:list-item>
          </text:list>
        </text:list-item>
      </text:list>
      <text:p text:style-name="P11"><text:span text:style-name="T8"/></text:p>
      <text:p text:style-name="P13"><text:span text:style-name="T1">9) </text:span><text:span text:style-name="T8">Файловая семантика и блокировки</text:span></text:p>
      <text:list text:style-name="L56">
        <text:list-item>
          <text:p text:style-name="P78">v3: </text:p>
          <text:list>
            <text:list-item>
              <text:p text:style-name="P78">блокировки через NLM (lockd/statd), больше шансов на «залипание» при отказах.</text:p>
            </text:list-item>
          </text:list>
        </text:list-item>
        <text:list-item>
          <text:p text:style-name="P78">v4+: </text:p>
          <text:list>
            <text:list-item>
              <text:p text:style-name="P78">stateful-сессии, встроенный lock, делегации (клиент кэширует файлы агрессивнее), меньше «рваной» метадаты.</text:p>
            </text:list-item>
          </text:list>
        </text:list-item>
        <text:list-item>
          <text:p text:style-name="P78">БД и журнальные нагрузки на NFS — плохо (если нет спец-тюнинга и гарантий). Логи, артефакты, home-диры — отлично.</text:p>
        </text:list-item>
      </text:list>
      <text:p text:style-name="P11"><text:span text:style-name="T8"/></text:p>
      <text:p text:style-name="P13"><text:span text:style-name="T1">10)</text:span><text:span text:style-name="T8"> Безопасность и сегментация</text:span></text:p>
      <text:list text:style-name="L57">
        <text:list-item>
          <text:p text:style-name="P79">Экспортируй по хостам/подсетям, не * в проде.</text:p>
        </text:list-item>
        <text:list-item>
          <text:p text:style-name="P79">Оставь root_squash включённым. no_root_squash — редкое исключение.</text:p>
        </text:list-item>
        <text:list-item>
          <text:p text:style-name="P79">Снаружи — никакого NFS; только внутри, под VPN/SD-WAN/частными сетями.</text:p>
        </text:list-item>
        <text:list-item>
          <text:p text:style-name="P79">Корп-среда: Kerberos (+интегрит/конфиденциальность), аудит на сервере, строгие ACL.</text:p>
        </text:list-item>
        <text:list-item>
          <text:p text:style-name="P79">SELinux/AppArmor: проверь контексты экспортируемых каталогов.</text:p>
        </text:list-item>
      </text:list>
      <text:p text:style-name="P11"><text:span text:style-name="T8"/></text:p>
      <text:p text:style-name="P13"><text:span text:style-name="T1">11)</text:span><text:span text:style-name="T8"> Автомонтирование и десктоп/кластер</text:span></text:p>
      <text:list text:style-name="L58">
        <text:list-item>
          <text:p text:style-name="P80">autofs: </text:p>
          <text:list>
            <text:list-item>
              <text:p text:style-name="P131"><text:soft-page-break/><text:span text:style-name="T8">монтирует «по требованию», снимает простаивающие (меньше подвисаний, если сервер недоступен).</text:span></text:p>
            </text:list-item>
          </text:list>
        </text:list-item>
        <text:list-item>
          <text:p text:style-name="P80">Kubernetes: </text:p>
          <text:list>
            <text:list-item>
              <text:p text:style-name="P80">NFS-Provisioner (subdir-external-provisioner) — дешёвые PV для тестовых сред.</text:p>
            </text:list-item>
          </text:list>
        </text:list-item>
        <text:list-item>
          <text:p text:style-name="P80">HA: </text:p>
          <text:list>
            <text:list-item>
              <text:p text:style-name="P80">виртуальный IP (VRRP/keepalived) + общая ФС/репликация; для v4 учитывай состояние сессий при failover.</text:p>
            </text:list-item>
          </text:list>
        </text:list-item>
      </text:list>
      <text:p text:style-name="P11"><text:span text:style-name="T8"/></text:p>
      <text:p text:style-name="P13"><text:span text:style-name="T1">12)</text:span><text:span text:style-name="T8"> Диагностика (в порядке нажатия)</text:span></text:p>
      <text:list text:style-name="L59">
        <text:list-item>
          <text:p text:style-name="P81">На сервере: </text:p>
          <text:list>
            <text:list-item>
              <text:p text:style-name="P81">systemctl status nfs-server, exportfs -v, ss -ltn sport = :2049, journalctl -u nfs-server, rpcinfo -p.</text:p>
            </text:list-item>
          </text:list>
        </text:list-item>
        <text:list-item>
          <text:p text:style-name="P81">На клиенте: </text:p>
          <text:list>
            <text:list-item>
              <text:p text:style-name="P81">mount | grep nfs, nfsstat -m (по монтам), dmesg | grep -i nfs, showmount -e server (для v3), getent passwd (смотрим UID), klist (для krb5).</text:p>
            </text:list-item>
          </text:list>
        </text:list-item>
        <text:list-item>
          <text:p text:style-name="P81">Типовые грабли:</text:p>
          <text:list>
            <text:list-item>
              <text:p text:style-name="P81">Access denied — экспорт не совпал с IP клиента/маской; subtree_check мешает; нет fsid=0 для v4-корня.</text:p>
            </text:list-item>
            <text:list-item>
              <text:p text:style-name="P81">Вечные фризы — hard+сервер умер → жди таймаутов; для интерактива можно soft на read-only.</text:p>
            </text:list-item>
            <text:list-item>
              <text:p text:style-name="P81">Права «никто» — UID/GID не сходятся; почини каталог аккаунтов или включи Kerberos.</text:p>
            </text:list-item>
            <text:list-item>
              <text:p text:style-name="P81">Через фаервол не ходит — не открыт 2049/tcp (v4) или не закреплены порты mountd/lockd (v3).</text:p>
            </text:list-item>
          </text:list>
        </text:list-item>
      </text:list>
      <text:p text:style-name="P11"><text:span text:style-name="T8"/></text:p>
      <text:p text:style-name="P13"><text:span text:style-name="T1">13)</text:span><text:span text:style-name="T8"> Политики и ACL</text:span></text:p>
      <text:list text:style-name="L60">
        <text:list-item>
          <text:p text:style-name="P82">POSIX ACL и NFSv4 ACL — разные модели; современные дистрибутивы умеют NFSv4 ACL через nfs4_setfacl/nfs4_getfacl.</text:p>
        </text:list-item>
        <text:list-item>
          <text:p text:style-name="P82">В гетерогенных средах выбери одну модель и придерживайся её, иначе будет путаница.</text:p>
        </text:list-item>
      </text:list>
      <text:p text:style-name="P11"><text:span text:style-name="T8"/></text:p>
      <text:p text:style-name="P7">14) Краткий чек-лист внедрения</text:p>
      <text:list text:style-name="L61">
        <text:list-item>
          <text:p text:style-name="P83">План экспортов: один каталог = одна политика; v4-корень fsid=0.</text:p>
        </text:list-item>
        <text:list-item>
          <text:p text:style-name="P83">/etc/exports с rw/sync/root_squash/no_subtree_check/crossmnt по месту.</text:p>
        </text:list-item>
        <text:list-item>
          <text:p text:style-name="P83">Фаервол: 2049/tcp (v4). Для v3 — 111 + закреплённые порты вспомогательных демонов.</text:p>
        </text:list-item>
        <text:list-item>
          <text:p text:style-name="P83">Идентичности: LDAP/AD или sec=krb5*.</text:p>
        </text:list-item>
        <text:list-item>
          <text:p text:style-name="P83">Мониторинг: latency I/O, заполнение inode, nfsstat, ошибки ESTALE, таймауты. </text:p>
        </text:list-item>
        <text:list-item>
          <text:p text:style-name="P83">Резерв/HA: float-IP, тесты failover, бэкапы.</text:p>
        </text:list-item>
      </text:list>
      <text:p text:style-name="P11"><text:span text:style-name="T8"/></text:p>
      <text:p text:style-name="P13"><text:span text:style-name="T1">15)</text:span><text:span text:style-name="T8"> Итог</text:span></text:p>
      <text:list text:style-name="L62">
        <text:list-item>
          <text:p text:style-name="P132"><text:soft-page-break/><text:span text:style-name="T8">NFS — быстрый и «нативный» способ делиться файлами в Linux-мире. </text:span></text:p>
        </text:list-item>
        <text:list-item>
          <text:p text:style-name="P84">Берём v4.1/4.2 по TCP/2049, разумные экспорт-опции, единые UID/GID или Kerberos, autofs для комфорта — и получаем предсказуемое поведение без цирка с фаерволами. </text:p>
        </text:list-item>
        <text:list-item>
          <text:p text:style-name="P84">Для тяжёлых транзакционных нагрузок смотри в сторону блочного/объектного стораджа; </text:p>
        </text:list-item>
        <text:list-item>
          <text:p text:style-name="P84">для шаринга кода, артефактов, home-диров — NFS остаётся золотым стандартом.</text:p>
        </text:list-item>
      </text:list>
      <text:p text:style-name="P11"><text:span text:style-name="T8"/></text:p>
      <text:p text:style-name="P14"><text:span text:style-name="T8">🟢 </text:span><text:span text:style-name="T4">SSH, RDP, Telnet</text:span></text:p>
      <text:p text:style-name="P14"><text:span text:style-name="T8"/></text:p>
      <text:p text:style-name="P14"><text:span text:style-name="T1">1)</text:span><text:span text:style-name="T8"> Картина мира коротко</text:span></text:p>
      <text:list text:style-name="L63">
        <text:list-item>
          <text:p text:style-name="P85">Представь три способа «дотянуться» до удалённой машины:</text:p>
          <text:list>
            <text:list-item>
              <text:p text:style-name="P85">Telnet — древний текстовый терминал без шифрования.</text:p>
            </text:list-item>
            <text:list-item>
              <text:p text:style-name="P85">SSH — современный зашифрованный «командный пульт».</text:p>
            </text:list-item>
            <text:list-item>
              <text:p text:style-name="P85">RDP — удалённый графический рабочий стол Windows.</text:p>
            </text:list-item>
          </text:list>
        </text:list-item>
        <text:list-item>
          <text:p text:style-name="P85">Telnet (с ~1969): </text:p>
          <text:list>
            <text:list-item>
              <text:p text:style-name="P85">даёт CLI на удалённом хосте, но всё — логины/пароли/команды — летит в открытом виде. </text:p>
            </text:list-item>
            <text:list-item>
              <text:p text:style-name="P85">В интернет — нельзя. </text:p>
            </text:list-item>
            <text:list-item>
              <text:p text:style-name="P85">Встречается для первичной настройки «железа» в изолированных сетях.</text:p>
            </text:list-item>
          </text:list>
        </text:list-item>
        <text:list-item>
          <text:p text:style-name="P85">SSH: </text:p>
          <text:list>
            <text:list-item>
              <text:p text:style-name="P85">шифрует канал, аутентифицирует сервер и пользователя, позволяет работать в терминале «будто локально». </text:p>
            </text:list-item>
            <text:list-item>
              <text:p text:style-name="P85">Дефолт-порт 22/tcp (можно менять).</text:p>
            </text:list-item>
          </text:list>
        </text:list-item>
        <text:list-item>
          <text:p text:style-name="P85">RDP: </text:p>
          <text:list>
            <text:list-item>
              <text:p text:style-name="P85">протокол Microsoft для удалённого GUI. </text:p>
            </text:list-item>
            <text:list-item>
              <text:p text:style-name="P85">Нужен RDP-сервер (Windows) и RDP-клиент (Windows/macOS/Android/iOS, под Linux — сторонние клиенты).</text:p>
            </text:list-item>
            <text:list-item>
              <text:p text:style-name="P85">Типичный порт 3389/tcp.</text:p>
            </text:list-item>
          </text:list>
        </text:list-item>
      </text:list>
      <text:p text:style-name="P11"><text:span text:style-name="T8"/></text:p>
      <text:p text:style-name="P14"><text:span text:style-name="T1">2)</text:span><text:span text:style-name="T8"> Telnet — что это и почему почти умер</text:span></text:p>
      <text:list text:style-name="L64">
        <text:list-item>
          <text:p text:style-name="P86">«Виртуальный терминал» поверх TCP, исторически популярный для управления устройствами.</text:p>
        </text:list-item>
        <text:list-item>
          <text:p text:style-name="P86">Нет шифрования: </text:p>
          <text:list>
            <text:list-item>
              <text:p text:style-name="P86">любой, кто видит трафик, может прочитать логин/пароль.</text:p>
            </text:list-item>
          </text:list>
        </text:list-item>
        <text:list-item>
          <text:p text:style-name="P86">Где ещё живёт: </text:p>
          <text:list>
            <text:list-item>
              <text:p text:style-name="P86">закрытые лабораторные сегменты, начальная настройка сетевого оборудования через out-of-band.</text:p>
            </text:list-item>
          </text:list>
        </text:list-item>
        <text:list-item>
          <text:p text:style-name="P86">Если уж совсем приспичило: </text:p>
          <text:list>
            <text:list-item>
              <text:p text:style-name="P86">только внутри изолированной сети или через VPN/SSH-туннель.</text:p>
            </text:list-item>
            <text:list-item>
              <text:p text:style-name="P86">В интернет — запрещено.</text:p>
            </text:list-item>
          </text:list>
        </text:list-item>
      </text:list>
      <text:p text:style-name="P11"><text:span text:style-name="T8"/></text:p>
      <text:p text:style-name="P14"><text:soft-page-break/><text:span text:style-name="T1">3)</text:span><text:span text:style-name="T8"> SSH — что происходит при соединении</text:span></text:p>
      <text:list text:style-name="L65">
        <text:list-item>
          <text:p text:style-name="P87">Согласование алгоритмов: </text:p>
          <text:list>
            <text:list-item>
              <text:p text:style-name="P87">клиент и сервер договариваются, чем шифровать и как проверять целостность.</text:p>
            </text:list-item>
          </text:list>
        </text:list-item>
        <text:list-item>
          <text:p text:style-name="P87">Проверка «host key» сервера: </text:p>
          <text:list>
            <text:list-item>
              <text:p text:style-name="P87">клиент убеждается, что говорит с «тем самым» хостом.</text:p>
            </text:list-item>
          </text:list>
        </text:list-item>
        <text:list-item>
          <text:p text:style-name="P87">Обмен ключами (Diffie–Hellman/аналоги): </text:p>
          <text:list>
            <text:list-item>
              <text:p text:style-name="P88">стороны вырабатывают общий симметрический ключ.</text:p>
            </text:list-item>
          </text:list>
        </text:list-item>
        <text:list-item>
          <text:p text:style-name="P88">Аутентификация пользователя: </text:p>
          <text:list>
            <text:list-item>
              <text:p text:style-name="P88">пароль, а лучше — ключи (pubkey), можно MFA.</text:p>
            </text:list-item>
          </text:list>
        </text:list-item>
        <text:list-item>
          <text:p text:style-name="P88">Дальше весь сеанс шифруется (обычно AES). </text:p>
          <text:list>
            <text:list-item>
              <text:p text:style-name="P88">Команды выполняются как будто ты сидишь за машиной.</text:p>
            </text:list-item>
          </text:list>
        </text:list-item>
        <text:list-item>
          <text:p text:style-name="P88">Практика:</text:p>
          <text:list>
            <text:list-item>
              <text:p text:style-name="P88">Linux/macOS: ssh user@host. Windows: встроенный OpenSSH либо PuTTY.</text:p>
            </text:list-item>
            <text:list-item>
              <text:p text:style-name="P88">Меняй стандартный порт только как дополнительную преграду (не как замену защите). Главный упор — ключи, fail2ban, ограничение источников (allow-list), выключенный парольный вход.</text:p>
            </text:list-item>
          </text:list>
        </text:list-item>
      </text:list>
      <text:p text:style-name="P11"><text:span text:style-name="T8"/></text:p>
      <text:p text:style-name="P8"><text:span text:style-name="T12">4)</text:span> RDP — когда нужен графический доступ</text:p>
      <text:list text:style-name="L66">
        <text:list-item>
          <text:p text:style-name="P89">Доступ к удалённому рабочему столу Windows: </text:p>
          <text:list>
            <text:list-item>
              <text:p text:style-name="P89">приложения, файловый проводник, буфер обмена, принтеры.</text:p>
            </text:list-item>
          </text:list>
        </text:list-item>
        <text:list-item>
          <text:p text:style-name="P89">Схема «сервер–клиент»: </text:p>
          <text:list>
            <text:list-item>
              <text:p text:style-name="P89">на Windows включаешь RDP-службу, с другой машины подключаешься клиентом.</text:p>
            </text:list-item>
          </text:list>
        </text:list-item>
        <text:list-item>
          <text:p text:style-name="P89">Где уместно: </text:p>
          <text:list>
            <text:list-item>
              <text:p text:style-name="P89">администрирование Windows-хостов, помощь пользователю, запуск GUI-ПО «там, где оно установлено».</text:p>
            </text:list-item>
          </text:list>
        </text:list-item>
        <text:list-item>
          <text:p text:style-name="P89">Безопасность: </text:p>
          <text:list>
            <text:list-item>
              <text:p text:style-name="P89">не открывай 3389 наружу. </text:p>
            </text:list-item>
            <text:list-item>
              <text:p text:style-name="P89">Делай VPN/Zero-Trust, включай NLA, ограничивай группы, меняй порт лишь как допмеру, включай брут-защиту и аудит.</text:p>
            </text:list-item>
          </text:list>
        </text:list-item>
      </text:list>
      <text:p text:style-name="P11"><text:span text:style-name="T8"/></text:p>
      <text:p text:style-name="P8"><text:span text:style-name="T12">5)</text:span> NAT и проброс — почему «не коннектится»</text:p>
      <text:list text:style-name="L67">
        <text:list-item>
          <text:p text:style-name="P90">NAT прячет частную сеть за одним публичным IP. Для удалёнки это значит:</text:p>
          <text:list>
            <text:list-item>
              <text:p text:style-name="P90">Либо наружу не видно внутренние порты вообще,</text:p>
            </text:list-item>
            <text:list-item>
              <text:p text:style-name="P90">Либо нужен port-forwarding: </text:p>
              <text:list>
                <text:list-item>
                  <text:p text:style-name="P90">проброс 22 (SSH) / 3389 (RDP) / 23 (Telnet — только в лабе) на конкретный хост.</text:p>
                </text:list-item>
                <text:list-item>
                  <text:p text:style-name="P90">Совет: вместо прямого проброса делай VPN, а уже внутри — SSH/RDP. Меньше дыр, проще политика.</text:p>
                </text:list-item>
              </text:list>
            </text:list-item>
          </text:list>
        </text:list-item>
      </text:list>
      <text:p text:style-name="P11"><text:span text:style-name="T8"/></text:p>
      <text:p text:style-name="P8"><text:span text:style-name="T12">6)</text:span> Сравнение по назначению</text:p>
      <text:list text:style-name="L68">
        <text:list-item>
          <text:p text:style-name="P133"><text:soft-page-break/><text:span text:style-name="T8">SSH — дефолтный выбор для серверов/сетевого Линукс-мира: быстро, скриптуемо, безопасно.</text:span></text:p>
        </text:list-item>
        <text:list-item>
          <text:p text:style-name="P91">RDP — когда нужен GUI на Windows.</text:p>
        </text:list-item>
        <text:list-item>
          <text:p text:style-name="P91">Telnet — только легаси/изоляция/первичная настройка «железа». В прод и наружу — никогда.</text:p>
        </text:list-item>
      </text:list>
      <text:p text:style-name="P11"><text:span text:style-name="T8"/></text:p>
      <text:p text:style-name="P8"><text:span text:style-name="T12">7)</text:span> Мини-чек-листы</text:p>
      <text:list text:style-name="L69">
        <text:list-item>
          <text:p text:style-name="P92">SSH (сервер):</text:p>
          <text:list>
            <text:list-item>
              <text:p text:style-name="P92">Ключи вместо паролей, PasswordAuthentication no (или ограниченно + MFA)</text:p>
            </text:list-item>
            <text:list-item>
              <text:p text:style-name="P92">Список доверенных источников на фаерволе (и/или VPN)</text:p>
            </text:list-item>
            <text:list-item>
              <text:p text:style-name="P92">Fail2ban/защита от перебора, логирование</text:p>
            </text:list-item>
            <text:list-item>
              <text:p text:style-name="P92">Обновлённые алгоритмы, отключены слабые шифры/ключи</text:p>
            </text:list-item>
          </text:list>
        </text:list-item>
        <text:list-item>
          <text:p text:style-name="P92">RDP (сервер):</text:p>
          <text:list>
            <text:list-item>
              <text:p text:style-name="P92">Только через VPN/ZTNA, NLA включён</text:p>
            </text:list-item>
            <text:list-item>
              <text:p text:style-name="P92">Доступ по группам (минимум прав), аудит логинов</text:p>
            </text:list-item>
            <text:list-item>
              <text:p text:style-name="P92">Политики блокировки, лимит попыток, обновления</text:p>
            </text:list-item>
            <text:list-item>
              <text:p text:style-name="P92">Проверка, что 3389 не торчит в интернет</text:p>
            </text:list-item>
          </text:list>
        </text:list-item>
        <text:list-item>
          <text:p text:style-name="P92">Telnet:</text:p>
          <text:list>
            <text:list-item>
              <text:p text:style-name="P92">Только в закрытом сегменте/через туннель</text:p>
            </text:list-item>
            <text:list-item>
              <text:p text:style-name="P92">Одноразово для первичной настройки, затем — выключить и перейти на SSH</text:p>
            </text:list-item>
          </text:list>
        </text:list-item>
      </text:list>
      <text:p text:style-name="P11"><text:span text:style-name="T8"/></text:p>
      <text:p text:style-name="P15"><text:span text:style-name="T1">8)</text:span><text:span text:style-name="T8"> Быстрый разбор неполадок</text:span></text:p>
      <text:list text:style-name="L70">
        <text:list-item>
          <text:p text:style-name="P93">«Коннект не идёт»: </text:p>
          <text:list>
            <text:list-item>
              <text:p text:style-name="P93">проверь порт/фаервол/NAT, видна ли служба (nc -vz host 22/3389).</text:p>
            </text:list-item>
          </text:list>
        </text:list-item>
        <text:list-item>
          <text:p text:style-name="P93">«SSH ругается на host key»: </text:p>
          <text:list>
            <text:list-item>
              <text:p text:style-name="P93">сервер переустановлен/ключи ротация — обнови known_hosts по процедуре.</text:p>
            </text:list-item>
          </text:list>
        </text:list-item>
        <text:list-item>
          <text:p text:style-name="P93">«RDP чёрный экран/обрывы»: </text:p>
          <text:list>
            <text:list-item>
              <text:p text:style-name="P93">смотри полосу/задержку, шифрование на шлюзе, политику NLA, сессии/таймауты.</text:p>
            </text:list-item>
          </text:list>
        </text:list-item>
        <text:list-item>
          <text:p text:style-name="P93">«Пароль не принимает»: </text:p>
          <text:list>
            <text:list-item>
              <text:p text:style-name="P93">действительно ли включён нужный метод аутентификации (для SSH — ключ, для RDP — NLA/допуск пользователя к «Удалённому рабочему столу»).</text:p>
            </text:list-item>
          </text:list>
        </text:list-item>
      </text:list>
      <text:p text:style-name="P11"><text:span text:style-name="T8"/></text:p>
      <text:p text:style-name="P8"><text:span text:style-name="T12">9)</text:span> Итог</text:p>
      <text:list text:style-name="L71">
        <text:list-item>
          <text:p text:style-name="P94">Логика проста: SSH — по умолчанию, RDP — когда нужен GUI, Telnet — только в изолированной песочнице на старом «железе» и ненадолго. </text:p>
        </text:list-item>
        <text:list-item>
          <text:p text:style-name="P94">Любая удалёнка живёт дольше и спокойнее, если сначала строится туннель/доверенная сеть (VPN/Zero-Trust), а уже потом — доступ к сервису</text:p>
        </text:list-item>
      </text:list>
      <text:p text:style-name="P16"><text:soft-page-break/><text:span text:style-name="T8">🟢</text:span><text:span text:style-name="T1"> </text:span><text:span text:style-name="T5">NAT</text:span></text:p>
      <text:p text:style-name="P16"><text:span text:style-name="T5"/></text:p>
      <text:p text:style-name="P17"><text:span text:style-name="T11">1) </text:span><text:span text:style-name="T8">Что такое:</text:span></text:p>
      <text:list text:style-name="L72">
        <text:list-item>
          <text:p text:style-name="P95">NAT — это «переводчик паспортов» на границе сети. </text:p>
        </text:list-item>
        <text:list-item>
          <text:p text:style-name="P95">Внутри — частные IP (RFC1918), снаружи — один/несколько публичных; маршрутизатор подменяет адреса/порты и ведёт таблицу сопоставлений. </text:p>
        </text:list-item>
        <text:list-item>
          <text:p text:style-name="P95">Получается: </text:p>
          <text:list>
            <text:list-item>
              <text:p text:style-name="P95">десятки/сотни внутренних хостов выходят в интернет через один внешний адрес, а входящие соединения допускаются только если ты явно открыл «дверь».</text:p>
            </text:list-item>
          </text:list>
        </text:list-item>
      </text:list>
      <text:p text:style-name="P15"><text:span text:style-name="T8"/></text:p>
      <text:p text:style-name="P16"><text:span text:style-name="T5">2) </text:span><text:span text:style-name="T8">Базовые типы</text:span></text:p>
      <text:list text:style-name="L73">
        <text:list-item>
          <text:p text:style-name="P96">SNAT / MASQUERADE — подменяем исходный адрес (и, как правило, порт) при выходе наружу. Классика «частная сеть → интернет».</text:p>
        </text:list-item>
        <text:list-item>
          <text:p text:style-name="P96">PAT / NAPT — та же идея, но с мультиплексом по портам: много внутренних IP делят один внешний адрес. Это то, что обычно скрывается за словом «NAT».</text:p>
        </text:list-item>
        <text:list-item>
          <text:p text:style-name="P96">DNAT / Port-forwarding — подменяем адрес назначения: «вход снаружи → внутрь». Так публикуют веб-сервер в локалке.</text:p>
        </text:list-item>
        <text:list-item>
          <text:p text:style-name="P96">1:1 NAT — жёсткая пара «внешний↔внутренний» без смены портов (полезно для нестандартных протоколов).</text:p>
        </text:list-item>
      </text:list>
      <text:p text:style-name="P15"><text:span text:style-name="T8"/></text:p>
      <text:p text:style-name="P16"><text:span text:style-name="T5">3)</text:span><text:span text:style-name="T8"> Как это работает внутри коробки</text:span></text:p>
      <text:list text:style-name="L74">
        <text:list-item>
          <text:p text:style-name="P97">Устройство с NAT — это stateful-маршрутизатор с conntrack: на первый пакет создаётся запись «внутренний:порт → внешний:порт», дальше трафик бежит по этому правилу.</text:p>
        </text:list-item>
        <text:list-item>
          <text:p text:style-name="P97">Линейка хуков (Linux): </text:p>
          <text:list>
            <text:list-item>
              <text:p text:style-name="P97">DNAT на ранней стадии (PREROUTING) → маршрутизация/Firewall (FORWARD) → SNAT на выходе (POSTROUTING). </text:p>
            </text:list-item>
            <text:list-item>
              <text:p text:style-name="P97">Помнить порядок критично при отладке.</text:p>
            </text:list-item>
            <text:list-item>
              <text:p text:style-name="P97">Без включённой маршрутизации всё мёртвым грузом: <text:tab/>net.ipv4.ip_forward=1.</text:p>
            </text:list-item>
          </text:list>
        </text:list-item>
      </text:list>
      <text:p text:style-name="P15"><text:span text:style-name="T8"/></text:p>
      <text:p text:style-name="P16"><text:span text:style-name="T5">4)</text:span><text:span text:style-name="T8"> Hairpin NAT (NAT loopback)</text:span></text:p>
      <text:list text:style-name="L75">
        <text:list-item>
          <text:p text:style-name="P98">Когда клиент из LAN обращается на внешний адрес вашего шлюза (например, example.com указывает на публичный IP роутера), запрос должен завернуться обратно в LAN к нужному серверу. </text:p>
        </text:list-item>
        <text:list-item>
          <text:p text:style-name="P98">Для этого настраивают DNAT для входа и добавляют SNAT в сторону LAN, чтобы ответ шел через тот же NAT. Иначе получишь «видит, но не подключается».</text:p>
        </text:list-item>
      </text:list>
      <text:p text:style-name="P15"><text:span text:style-name="T8"/></text:p>
      <text:p text:style-name="P16"><text:span text:style-name="T1">5)</text:span><text:span text:style-name="T8"> NAT и UDP: почему VoIP/WebRTC капризны</text:span></text:p>
      <text:list text:style-name="L76">
        <text:list-item>
          <text:p text:style-name="P134"><text:soft-page-break/><text:span text:style-name="T8">У NAT есть «характер» — как он создаёт и фильтрует соответствия:</text:span></text:p>
          <text:list>
            <text:list-item>
              <text:p text:style-name="P99">Full-cone, (port-)restricted cone, symmetric — от самого «доброго» до самого «строгого».</text:p>
            </text:list-item>
            <text:list-item>
              <text:p text:style-name="P99">WebRTC/VoIP используют STUN/TURN/ICE: сначала ищут «прямой путь» через NAT, если не удалось — ретранслятор (TURN).</text:p>
            </text:list-item>
            <text:list-item>
              <text:p text:style-name="P99">Симметричный NAT ломает P2P-сценарии чаще остальных; спасают TURN/relay или выход в белый IPv4/VPN.</text:p>
            </text:list-item>
          </text:list>
        </text:list-item>
      </text:list>
      <text:p text:style-name="P15"><text:span text:style-name="T8"/></text:p>
      <text:p text:style-name="P16"><text:span text:style-name="T1">6)</text:span><text:span text:style-name="T8"> CGNAT провайдера (100.64.0.0/10)</text:span></text:p>
      <text:list text:style-name="L77">
        <text:list-item>
          <text:p text:style-name="P100">Когда и у провайдера NAT поверх NAT, ты не сможешь сделать внешний порт-форвардинг вообще. </text:p>
        </text:list-item>
        <text:list-item>
          <text:p text:style-name="P100">Симптомы: </text:p>
          <text:list>
            <text:list-item>
              <text:p text:style-name="P100">«мне не дозвониться снаружи», внешний адрес ― из 100.64/10.</text:p>
            </text:list-item>
          </text:list>
        </text:list-item>
        <text:list-item>
          <text:p text:style-name="P100">Обход: </text:p>
          <text:list>
            <text:list-item>
              <text:p text:style-name="P100">VPN/ZTNA, обратные туннели (reverse SSH/WireGuard), облачные relays (Tailscale/ZeroTier), PCP/NAT-PMP (если поддерживается).</text:p>
            </text:list-item>
          </text:list>
        </text:list-item>
      </text:list>
      <text:p text:style-name="P15"><text:span text:style-name="T8"/></text:p>
      <text:p text:style-name="P16"><text:span text:style-name="T1">7)</text:span><text:span text:style-name="T8"> IPv6: жить без NAT — реально</text:span></text:p>
      <text:list text:style-name="L78">
        <text:list-item>
          <text:p text:style-name="P101">В IPv6 адресов хватает: обычно прямой публичный /64 на сегмент.</text:p>
        </text:list-item>
        <text:list-item>
          <text:p text:style-name="P101">Вместо NAT'а:</text:p>
          <text:list>
            <text:list-item>
              <text:p text:style-name="P101">NAT64/DNS64 — для доступа из IPv6-только сетей к IPv4-сайтам.</text:p>
            </text:list-item>
            <text:list-item>
              <text:p text:style-name="P101">NPTv6 — трансляция префикса без трогания портов (редко нужна).</text:p>
            </text:list-item>
          </text:list>
        </text:list-item>
        <text:list-item>
          <text:p text:style-name="P101">Важно: <text:tab/></text:p>
          <text:list>
            <text:list-item>
              <text:p text:style-name="P101">безопасность даёт фаервол, а не NAT. </text:p>
            </text:list-item>
            <text:list-item>
              <text:p text:style-name="P101">На v6 просто фильтруешь входящий трафик, как привык.</text:p>
            </text:list-item>
          </text:list>
        </text:list-item>
      </text:list>
      <text:p text:style-name="P15"><text:span text:style-name="T8"/></text:p>
      <text:p text:style-name="P16"><text:span text:style-name="T1">8)</text:span><text:span text:style-name="T8"> ALG и «магия, которая мешает»</text:span></text:p>
      <text:list text:style-name="L79">
        <text:list-item>
          <text:p text:style-name="P102">FTP, SIP, H.323, RTSP и иные протоколы внедряют адреса/порты в полезную нагрузку. </text:p>
        </text:list-item>
        <text:list-item>
          <text:p text:style-name="P102">Старый «ALG» на роутере пытается это переписывать «на лету», чаще ломая, чем чиня. </text:p>
        </text:list-item>
        <text:list-item>
          <text:p text:style-name="P102">Принцип: </text:p>
          <text:list>
            <text:list-item>
              <text:p text:style-name="P102">чем меньше ALG — тем стабильнее. </text:p>
            </text:list-item>
            <text:list-item>
              <text:p text:style-name="P102">Используй пассивные режимы (FTP PASV/EPSV), современный SIP-trunk через прокси, туннели поверх TLS/QUIC.</text:p>
            </text:list-item>
          </text:list>
        </text:list-item>
      </text:list>
      <text:p text:style-name="P15"><text:span text:style-name="T8"/></text:p>
      <text:p text:style-name="P18"><text:span text:style-name="T1">9)</text:span><text:span text:style-name="T8"> Практика: Linux (nftables/iptables)</text:span></text:p>
      <text:list text:style-name="L80">
        <text:list-item>
          <text:p text:style-name="P103">Минимальный SNAT (маскарадинг) на egress-интерфейсе:</text:p>
          <text:list>
            <text:list-item>
              <text:p text:style-name="P103"># ip_forward включить</text:p>
              <text:p text:style-name="P103">sysctl -w net.ipv4.ip_forward=1</text:p>
              <text:p text:style-name="P103"># nftables (рекомендуется)</text:p>
              <text:p text:style-name="P103">nft add table ip nat</text:p>
              <text:p text:style-name="P135"><text:soft-page-break/><text:span text:style-name="T8">nft add chain ip nat prerouting <text:s/>'{ type nat hook prerouting <text:s/>priority -100; }'</text:span></text:p>
              <text:p text:style-name="P103">nft add chain ip nat postrouting '{ type nat hook postrouting priority 100; }'</text:p>
              <text:p text:style-name="P103">nft add rule <text:s/>ip nat postrouting oif "wan0" masquerade</text:p>
            </text:list-item>
          </text:list>
        </text:list-item>
        <text:list-item>
          <text:p text:style-name="P103">Проброс порта 80 на внутренний 192.168.1.10:</text:p>
          <text:list>
            <text:list-item>
              <text:p text:style-name="P103">nft add rule ip nat prerouting <text:s/>iif "wan0" tcp dport 80 dnat to 192.168.1.10:80</text:p>
              <text:p text:style-name="P103">nft add rule ip nat postrouting ip saddr 192.168.1.0/24 ip daddr 192.168.1.10 snat to 192.168.1.1 <text:s/># hairpin при нужде</text:p>
            </text:list-item>
          </text:list>
        </text:list-item>
        <text:list-item>
          <text:p text:style-name="P103">Под iptables (устаревающее, но живое) это были бы -t nat PREROUTING DNAT и POSTROUTING MASQUERADE.</text:p>
        </text:list-item>
      </text:list>
      <text:p text:style-name="P15"><text:span text:style-name="T8"/></text:p>
      <text:p text:style-name="P18"><text:span text:style-name="T1">10)</text:span><text:span text:style-name="T8"> Безопасность</text:span></text:p>
      <text:list text:style-name="L81">
        <text:list-item>
          <text:p text:style-name="P104">NAT ≠ фаервол. Он просто не знает, нужно ли «пускать» снаружи — по умолчанию не пускает, потому что нет состояния, но это побочный эффект, а не защита.</text:p>
        </text:list-item>
        <text:list-item>
          <text:p text:style-name="P104">Делай явные правила фильтрации (stateful firewall), логируй дропы, ограничивай источники.</text:p>
        </text:list-item>
        <text:list-item>
          <text:p text:style-name="P104">На DNAT обязательно сопроводить фильтрацией и обновлениями самого сервера-получателя.</text:p>
        </text:list-item>
      </text:list>
      <text:p text:style-name="P15"><text:span text:style-name="T8"/></text:p>
      <text:p text:style-name="P18"><text:span text:style-name="T1">11)</text:span><text:span text:style-name="T8"> Траблшутинг</text:span></text:p>
      <text:list text:style-name="L82">
        <text:list-item>
          <text:p text:style-name="P105">Маршрутизация: </text:p>
          <text:list>
            <text:list-item>
              <text:p text:style-name="P105">у внутреннего сервера правильный default-gateway (на NAT-роутер)?</text:p>
            </text:list-item>
          </text:list>
        </text:list-item>
        <text:list-item>
          <text:p text:style-name="P105">Связность: </text:p>
          <text:list>
            <text:list-item>
              <text:p text:style-name="P105">tcpdump на WAN и LAN — виден ли вход и ответ? Не MTU ли (фрагментация, DF)?</text:p>
            </text:list-item>
          </text:list>
        </text:list-item>
        <text:list-item>
          <text:p text:style-name="P105">Таблица NAT/conntrack: </text:p>
          <text:list>
            <text:list-item>
              <text:p text:style-name="P105">conntrack -L, nft list ruleset — есть ли запись и подходит ли правило?</text:p>
            </text:list-item>
          </text:list>
        </text:list-item>
        <text:list-item>
          <text:p text:style-name="P105">Hairpin: </text:p>
          <text:list>
            <text:list-item>
              <text:p text:style-name="P105">добавлен ли локальный SNAT для трафика, пришедшего с LAN на внешний IP?</text:p>
            </text:list-item>
          </text:list>
        </text:list-item>
        <text:list-item>
          <text:p text:style-name="P105">CGNAT: </text:p>
          <text:list>
            <text:list-item>
              <text:p text:style-name="P105">твой «внешний» IP на самом деле не публичный? Тогда порт-форвардить бессмысленно.</text:p>
            </text:list-item>
          </text:list>
        </text:list-item>
        <text:list-item>
          <text:p text:style-name="P105">ALG: </text:p>
          <text:list>
            <text:list-item>
              <text:p text:style-name="P105">отключи «умные инспекции», если ломаешь FTPS/SIP/WebRTC.</text:p>
            </text:list-item>
          </text:list>
        </text:list-item>
      </text:list>
      <text:p text:style-name="P15"><text:span text:style-name="T8"/></text:p>
      <text:p text:style-name="P18"><text:span text:style-name="T6">11) </text:span><text:span text:style-name="T8">Итог</text:span></text:p>
      <text:list text:style-name="L83">
        <text:list-item>
          <text:p text:style-name="P106">NAT — рабочая лошадка эпохи дефицита IPv4: SNAT/PAT вывозят «серую» локалку наружу, DNAT аккуратно впускает нужные услуги внутрь. </text:p>
        </text:list-item>
        <text:list-item>
          <text:p text:style-name="P136"><text:soft-page-break/><text:span text:style-name="T8">Но «безопасность по случайности» — не стратегия: ставь stateful-фаервол, следи за conntrack, не надейся на ALG и учитывай тип NAT провайдера. А там, где можешь, переходи на IPv6 — жить проще.</text:span></text:p>
        </text:list-item>
      </text:list>
      <text:p text:style-name="P8"/>
      <text:p text:style-name="P8">🟢 <text:span text:style-name="T19">VPN</text:span></text:p>
      <text:p text:style-name="P8"/>
      <text:p text:style-name="P9"><text:span text:style-name="T12">1)</text:span> Что такое VPN</text:p>
      <text:list text:style-name="L84">
        <text:list-item>
          <text:p text:style-name="P107">VPN (Virtual Private Network) — «виртуальное частное соединение» поверх публичной сети. </text:p>
        </text:list-item>
        <text:list-item>
          <text:p text:style-name="P107">Оно расширяет частную сеть через интернет так, будто устройства удалённого пользователя напрямую подключены к этой частной сети. При этом VPN маскирует ваш IP-адрес, делая онлайн-действия слабо отслеживаемыми.</text:p>
        </text:list-item>
      </text:list>
      <text:p text:style-name="P8"/>
      <text:p text:style-name="P9"><text:span text:style-name="T12">2)</text:span> Что VPN скрывает (privacy)</text:p>
      <text:list text:style-name="L85">
        <text:list-item>
          <text:p text:style-name="P108">VPN может спрятать данные, которые бьют по приватности:</text:p>
          <text:list>
            <text:list-item>
              <text:p text:style-name="P108">IP-адрес и местоположение.</text:p>
            </text:list-item>
            <text:list-item>
              <text:p text:style-name="P108">Геолокацию для стриминга (сервисы видят точку выхода VPN).</text:p>
            </text:list-item>
            <text:list-item>
              <text:p text:style-name="P108">Сведения об устройствах (видимость «кто именно в сети» снижается).</text:p>
            </text:list-item>
            <text:list-item>
              <text:p text:style-name="P108">Веб-активность (что именно запрашивали — внутри зашифрованного туннеля).</text:p>
            </text:list-item>
          </text:list>
        </text:list-item>
      </text:list>
      <text:p text:style-name="P8"/>
      <text:p text:style-name="P9"><text:span text:style-name="T12">3)</text:span> Как работает VPN (общая идея)</text:p>
      <text:list text:style-name="L86">
        <text:list-item>
          <text:p text:style-name="P109">VPN создаёт зашифрованный туннель для всей передаваемой и принимаемой информации, что снижает риск кражи данных и защищает при подключении к публичному Wi-Fi. Так вы делитесь и получаете информацию «как внутри своей сети», а перехватить содержимое трафика снаружи существенно сложнее.</text:p>
        </text:list-item>
      </text:list>
      <text:p text:style-name="P8"/>
      <text:p text:style-name="P9"><text:span text:style-name="T12">4)</text:span> Типы VPN</text:p>
      <text:list text:style-name="L87">
        <text:list-item>
          <text:p text:style-name="P110">Подходы к использованию:</text:p>
          <text:list>
            <text:list-item>
              <text:p text:style-name="P110">Host-to-network (remote access) — подключение одного компьютера к корпоративной сети.</text:p>
            </text:list-item>
            <text:list-item>
              <text:p text:style-name="P110">Site-to-site — соединение двух сетей между собой.</text:p>
            </text:list-item>
          </text:list>
        </text:list-item>
        <text:list-item>
          <text:p text:style-name="P110">Классификации VPN-систем:</text:p>
          <text:list>
            <text:list-item>
              <text:p text:style-name="P110">По тоннельному протоколу.</text:p>
            </text:list-item>
            <text:list-item>
              <text:p text:style-name="P110">По точке терминации туннеля.</text:p>
            </text:list-item>
            <text:list-item>
              <text:p text:style-name="P110">По топологии (site-to-site, network-to-network).</text:p>
            </text:list-item>
            <text:list-item>
              <text:p text:style-name="P110">По уровню безопасности.</text:p>
            </text:list-item>
            <text:list-item>
              <text:p text:style-name="P110">По числу одновременных подключений.</text:p>
            </text:list-item>
          </text:list>
        </text:list-item>
      </text:list>
      <text:p text:style-name="P8"/>
      <text:p text:style-name="P9"><text:span text:style-name="T12">5)</text:span> Протоколы VPN</text:p>
      <text:list text:style-name="L88">
        <text:list-item>
          <text:p text:style-name="P137"><text:soft-page-break/><text:span text:style-name="T8">Протокол VPN — это сочетание алгоритмов шифрования и транспортных механизмов, определяющее как и по каким правилам данные бегут между вашим устройством и VPN-сервером.</text:span></text:p>
        </text:list-item>
        <text:list-item>
          <text:p text:style-name="P111">Основные упомянутые варианты:</text:p>
          <text:list>
            <text:list-item>
              <text:p text:style-name="P111">PPTP (Point-to-Point Tunneling Protocol).</text:p>
            </text:list-item>
            <text:list-item>
              <text:p text:style-name="P111">L2TP/IPSec (Layer 2 Tunneling Protocol + IPSec).</text:p>
            </text:list-item>
            <text:list-item>
              <text:p text:style-name="P111">SSL/TLS (Secure Sockets Layer / Transport Layer Security).</text:p>
            </text:list-item>
            <text:list-item>
              <text:p text:style-name="P111">IKEv2 (Internet Key Exchange v2).</text:p>
            </text:list-item>
            <text:list-item>
              <text:p text:style-name="P111">OpenVPN.</text:p>
            </text:list-item>
            <text:list-item>
              <text:p text:style-name="P111">SSH (Secure Shell).</text:p>
            </text:list-item>
          </text:list>
        </text:list-item>
      </text:list>
      <text:p text:style-name="P8"/>
      <text:p text:style-name="P9"><text:span text:style-name="T12">6) </text:span>VPN: преимущества и недостатки</text:p>
      <text:list text:style-name="L89">
        <text:list-item>
          <text:p text:style-name="P112">Плюсы:</text:p>
          <text:list>
            <text:list-item>
              <text:p text:style-name="P112">Анонимность (маскировка IP).</text:p>
            </text:list-item>
            <text:list-item>
              <text:p text:style-name="P112">Обход гео-ограничений.</text:p>
            </text:list-item>
            <text:list-item>
              <text:p text:style-name="P112">Базовая защита от кибератак (трафик в туннеле).</text:p>
            </text:list-item>
            <text:list-item>
              <text:p text:style-name="P112">Противодействие искусственному урезанию скорости (throttling).</text:p>
            </text:list-item>
            <text:list-item>
              <text:p text:style-name="P112">Улучшение ощущения от онлайн-игр (за счёт маршрута).</text:p>
            </text:list-item>
            <text:list-item>
              <text:p text:style-name="P112">Обход фаерволов и контент-блокировок.</text:p>
            </text:list-item>
            <text:list-item>
              <text:p text:style-name="P112">Возможность экономить деньги (региональные цены/оферы).</text:p>
            </text:list-item>
          </text:list>
        </text:list-item>
        <text:list-item>
          <text:p text:style-name="P112">Минусы:</text:p>
          <text:list>
            <text:list-item>
              <text:p text:style-name="P112">Потеря скорости (добавляется шифрование/петля через сервер).</text:p>
            </text:list-item>
            <text:list-item>
              <text:p text:style-name="P112">Стоимость (качественные сервисы — платные).</text:p>
            </text:list-item>
            <text:list-item>
              <text:p text:style-name="P112">Совместимость с устройствами (не везде «из коробки»).</text:p>
            </text:list-item>
            <text:list-item>
              <text:p text:style-name="P112">Вопросы приватности (доверие к провайдеру VPN).</text:p>
            </text:list-item>
            <text:list-item>
              <text:p text:style-name="P112">Срывы соединения.</text:p>
            </text:list-item>
            <text:list-item>
              <text:p text:style-name="P112">Сложность настройки.</text:p>
            </text:list-item>
            <text:list-item>
              <text:p text:style-name="P112">Юридические ограничения в ряде стран.</text:p>
            </text:list-item>
          </text:list>
        </text:list-item>
      </text:list>
      <text:p text:style-name="P8"/>
      <text:p text:style-name="P9"><text:span text:style-name="T12">7)</text:span> Proxy — что это и зачем</text:p>
      <text:list text:style-name="L90">
        <text:list-item>
          <text:p text:style-name="P113">Прокси-сервер — промежуточный узел между клиентом и целевым сервером. </text:p>
        </text:list-item>
        <text:list-item>
          <text:p text:style-name="P113">Он маскирует реальный источник запроса и может применяться для:</text:p>
          <text:list>
            <text:list-item>
              <text:p text:style-name="P113">Доступа к контенту, ограниченному по регионам.</text:p>
            </text:list-item>
            <text:list-item>
              <text:p text:style-name="P113">Обхода контент-фильтров.</text:p>
            </text:list-item>
            <text:list-item>
              <text:p text:style-name="P113">Обхода блокировок на отдельные сайты.</text:p>
            </text:list-item>
            <text:list-item>
              <text:p text:style-name="P113">Сокрытия реального IP и местоположения.</text:p>
            </text:list-item>
          </text:list>
        </text:list-item>
      </text:list>
      <text:p text:style-name="P8"/>
      <text:p text:style-name="P9"><text:span text:style-name="T12">8)</text:span> Типы прокси и как они работают</text:p>
      <text:list text:style-name="L91">
        <text:list-item>
          <text:p text:style-name="P114">Два базовых типа:</text:p>
          <text:list>
            <text:list-item>
              <text:p text:style-name="P114">HTTP-прокси — работают только с веб-трафиком.</text:p>
            </text:list-item>
            <text:list-item>
              <text:p text:style-name="P114">SOCKS-прокси — могут пропускать другие типы трафика.</text:p>
            </text:list-item>
          </text:list>
        </text:list-item>
        <text:list-item>
          <text:p text:style-name="P138"><text:soft-page-break/><text:span text:style-name="T8">Прокси — это «посредник» между вашим браузером и сайтом. В отличие от VPN, при настройке прокси вы не перенаправляете весь интернет-трафик, а настраиваете его по приложениям.</text:span></text:p>
        </text:list-item>
      </text:list>
      <text:p text:style-name="P8"/>
      <text:p text:style-name="P9"><text:span text:style-name="T12">9)</text:span> Разница: VPN vs Proxy (сводка)</text:p>
      <text:list text:style-name="L92">
        <text:list-item>
          <text:p text:style-name="P115">VPN:</text:p>
          <text:list>
            <text:list-item>
              <text:p text:style-name="P115">Шифрует всё интернет-соединение.</text:p>
            </text:list-item>
            <text:list-item>
              <text:p text:style-name="P115">Меняет IP.</text:p>
            </text:list-item>
            <text:list-item>
              <text:p text:style-name="P115">Имеет собственное ПО.</text:p>
            </text:list-item>
            <text:list-item>
              <text:p text:style-name="P115">Шифрует передаваемые данные.</text:p>
            </text:list-item>
            <text:list-item>
              <text:p text:style-name="P115">В среднем медленнее, чем прокси.</text:p>
            </text:list-item>
            <text:list-item>
              <text:p text:style-name="P115">В среднем дороже прокси.</text:p>
            </text:list-item>
          </text:list>
        </text:list-item>
        <text:list-item>
          <text:p text:style-name="P115">Proxy:</text:p>
          <text:list>
            <text:list-item>
              <text:p text:style-name="P115">Настраивается отдельно для каждого приложения.</text:p>
            </text:list-item>
            <text:list-item>
              <text:p text:style-name="P115">Меняет IP.</text:p>
            </text:list-item>
            <text:list-item>
              <text:p text:style-name="P115">Не имеет собственного клиента (часто — системные/браузерные настройки).</text:p>
            </text:list-item>
            <text:list-item>
              <text:p text:style-name="P115">Не шифрует передаваемые данные.</text:p>
            </text:list-item>
            <text:list-item>
              <text:p text:style-name="P115">В среднем быстрее, чем VPN.</text:p>
            </text:list-item>
            <text:list-item>
              <text:p text:style-name="P115">В среднем дешевле VPN.</text:p>
            </text:list-item>
          </text:list>
        </text:list-item>
      </text:list>
      <text:p text:style-name="P19"><text:span text:style-name="T8"/></text:p>
      <text:p text:style-name="P19"><text:span text:style-name="T8">🟢 </text:span><text:span text:style-name="T7">NTA</text:span></text:p>
      <text:p text:style-name="P19"><text:span text:style-name="T8"/></text:p>
      <text:p text:style-name="P19"><text:span text:style-name="T7">1) </text:span><text:span text:style-name="T10">Что такое</text:span></text:p>
      <text:list text:style-name="L93">
        <text:list-item>
          <text:p text:style-name="P116">Network Traffic Analysis (NTA) — метод мониторинга доступности и активности сети для выявления аномалий: как операционных, так и связанных с безопасностью. </text:p>
        </text:list-item>
        <text:list-item>
          <text:p text:style-name="P116">Он полезен и как «черный ящик» сети (реальная-временная и историческая запись происходящего), и как инструмент обнаружения вредоносной активности (в т. ч. рансомвар), и как способ моделировать сложные системы без выделенного оборудования. </text:p>
        </text:list-item>
        <text:list-item>
          <text:p text:style-name="P116">NTA также отлично подходит для глубокого изучения сетевых протоколов и процессов. </text:p>
        </text:list-item>
      </text:list>
      <text:p text:style-name="P19"><text:span text:style-name="T8"/></text:p>
      <text:p text:style-name="P19"><text:span text:style-name="T7">2) </text:span><text:span text:style-name="T8">Зачем Wireshark и кто им пользуется</text:span></text:p>
      <text:list text:style-name="L94">
        <text:list-item>
          <text:p text:style-name="P117">Wireshark — анализатор сетевых пакетов: показывает захваченные пакеты максимально детально. Его используют:</text:p>
          <text:list>
            <text:list-item>
              <text:p text:style-name="P117">сетевые администраторы — для устранения неполадок,</text:p>
            </text:list-item>
            <text:list-item>
              <text:p text:style-name="P117">инженеры безопасности — для разбора инцидентов,</text:p>
            </text:list-item>
            <text:list-item>
              <text:p text:style-name="P117">QA — для проверки сетевых приложений,</text:p>
            </text:list-item>
            <text:list-item>
              <text:p text:style-name="P117">разработчики — для отладки реализаций протоколов,</text:p>
            </text:list-item>
            <text:list-item>
              <text:p text:style-name="P117">обучающиеся — чтобы понять внутренности протоколов. </text:p>
            </text:list-item>
          </text:list>
        </text:list-item>
        <text:list-item>
          <text:p text:style-name="P117">Возможности Wireshark (ключевые)</text:p>
          <text:list>
            <text:list-item>
              <text:p text:style-name="P117">Захват «живых» пакетов с интерфейса.</text:p>
            </text:list-item>
            <text:list-item>
              <text:p text:style-name="P139"><text:soft-page-break/><text:span text:style-name="T8">Открытие файлов захвата (tcpdump/WinDump, Wireshark и др.).</text:span></text:p>
            </text:list-item>
            <text:list-item>
              <text:p text:style-name="P117">Импорт пакетов из текстовых hex-дампов.</text:p>
            </text:list-item>
            <text:list-item>
              <text:p text:style-name="P117">Отображение детальной протокольной структуры пакета.</text:p>
            </text:list-item>
            <text:list-item>
              <text:p text:style-name="P117">Сохранение и экспорт пакетов в разных форматах.</text:p>
            </text:list-item>
            <text:list-item>
              <text:p text:style-name="P117">Фильтрация и поиск по множеству критериев.</text:p>
            </text:list-item>
            <text:list-item>
              <text:p text:style-name="P117">Раскраска отображения на основе фильтров.</text:p>
            </text:list-item>
          </text:list>
        </text:list-item>
        <text:list-item>
          <text:p text:style-name="P117">Где взять Wireshark</text:p>
          <text:list>
            <text:list-item>
              <text:p text:style-name="P117">Официальный сайт: wireshark.org. </text:p>
            </text:list-item>
          </text:list>
        </text:list-item>
        <text:list-item>
          <text:p text:style-name="P117">Главный экран Wireshark</text:p>
          <text:list>
            <text:list-item>
              <text:p text:style-name="P117">Меню — запуск действий.</text:p>
            </text:list-item>
            <text:list-item>
              <text:p text:style-name="P117">Main toolbar — быстрый доступ к частым пунктам.</text:p>
            </text:list-item>
            <text:list-item>
              <text:p text:style-name="P117">Filter toolbar — задание display-фильтров.</text:p>
            </text:list-item>
            <text:list-item>
              <text:p text:style-name="P117">Packet list pane — список пакетов (клик по пакету управляет тем, что видишь ниже).</text:p>
            </text:list-item>
            <text:list-item>
              <text:p text:style-name="P117">Packet details pane — подробности выбранного пакета.</text:p>
            </text:list-item>
            <text:list-item>
              <text:p text:style-name="P117">Packet bytes pane — «сырые» байты выбранного пакета с подсветкой выбранного поля. </text:p>
            </text:list-item>
          </text:list>
        </text:list-item>
        <text:list-item>
          <text:p text:style-name="P117">Как начать анализ</text:p>
          <text:list>
            <text:list-item>
              <text:p text:style-name="P117">Выбрать сетевой интерфейс для захвата.</text:p>
            </text:list-item>
            <text:list-item>
              <text:p text:style-name="P117">(Опционально) указать capture-фильтр.</text:p>
            </text:list-item>
            <text:list-item>
              <text:p text:style-name="P117">Старт захвата.</text:p>
            </text:list-item>
            <text:list-item>
              <text:p text:style-name="P117">Подождать, пока накопится интересующий трафик.</text:p>
            </text:list-item>
            <text:list-item>
              <text:p text:style-name="P117">Остановить захват.</text:p>
            </text:list-item>
            <text:list-item>
              <text:p text:style-name="P140"><text:span text:style-name="T8">(Опционально) выбрать/создать display-фильтр для просмотра.</text:span></text:p>
            </text:list-item>
            <text:list-item>
              <text:p text:style-name="P140"><text:span text:style-name="T8">Найти интересные пакеты.</text:span></text:p>
            </text:list-item>
            <text:list-item>
              <text:p text:style-name="P140"><text:span text:style-name="T8">Проанализировать найденное. </text:span></text:p>
            </text:list-item>
          </text:list>
        </text:list-item>
        <text:list-item>
          <text:p text:style-name="P140"><text:span text:style-name="T8">Разбор PDU-заголовков (уровни)</text:span></text:p>
          <text:list>
            <text:list-item>
              <text:p text:style-name="P140"><text:span text:style-name="T8">Transport layer — анализ заголовков транспортного уровня.</text:span></text:p>
            </text:list-item>
            <text:list-item>
              <text:p text:style-name="P140"><text:span text:style-name="T8">Network layer — анализ заголовков сетевого уровня.</text:span></text:p>
            </text:list-item>
            <text:list-item>
              <text:p text:style-name="P140"><text:span text:style-name="T8">Data link layer — анализ заголовков канального уровня. </text:span></text:p>
            </text:list-item>
          </text:list>
        </text:list-item>
        <text:list-item>
          <text:p text:style-name="P140"><text:span text:style-name="T8">Фильтрация пакетов при просмотре</text:span></text:p>
          <text:list>
            <text:list-item>
              <text:p text:style-name="P140"><text:span text:style-name="T8">В Wireshark есть две фильтровальные «мовы»: </text:span></text:p>
              <text:list>
                <text:list-item>
                  <text:p text:style-name="P140"><text:span text:style-name="T8">capture</text:span></text:p>
                </text:list-item>
                <text:list-item>
                  <text:p text:style-name="P140"><text:span text:style-name="T8">display</text:span></text:p>
                </text:list-item>
              </text:list>
            </text:list-item>
            <text:list-item>
              <text:p text:style-name="P140"><text:span text:style-name="T8">Display-фильтры позволяют сосредоточиться на интересных пакетах и скрыть остальное. Можно отображать пакеты по:</text:span></text:p>
              <text:list>
                <text:list-item>
                  <text:p text:style-name="P140"><text:span text:style-name="T8">протоколу,</text:span></text:p>
                </text:list-item>
                <text:list-item>
                  <text:p text:style-name="P140"><text:span text:style-name="T8">наличию поля,</text:span></text:p>
                </text:list-item>
                <text:list-item>
                  <text:p text:style-name="P140"><text:span text:style-name="T8">значениям полей,</text:span></text:p>
                </text:list-item>
                <text:list-item>
                  <text:p text:style-name="P140"><text:span text:style-name="T8">сравнению между полями,</text:span></text:p>
                </text:list-item>
                <text:list-item>
                  <text:p text:style-name="P140"><text:span text:style-name="T8">и множеству других критериев. (Путь в меню: Analyze / Display Filters.) </text:span></text:p>
                </text:list-item>
              </text:list>
            </text:list-item>
            <text:list-item>
              <text:p text:style-name="P140"><text:span text:style-name="T8">Примеры фильтрации</text:span></text:p>
              <text:list>
                <text:list-item>
                  <text:p text:style-name="P140"><text:span text:style-name="T8">ICMP packets filtering — пример отбора ICMP.</text:span></text:p>
                </text:list-item>
                <text:list-item>
                  <text:p text:style-name="P140"><text:soft-page-break/><text:span text:style-name="T8">TCP SYN segments filtering — пример отбора TCP-сегментов с флагом SYN. </text:span></text:p>
                </text:list-item>
              </text:list>
            </text:list-item>
          </text:list>
        </text:list-item>
        <text:list-item>
          <text:p text:style-name="P140"><text:span text:style-name="T8">Статистика в Wireshark</text:span></text:p>
          <text:list>
            <text:list-item>
              <text:p text:style-name="P140"><text:span text:style-name="T8">Доступна через меню Statistics — от общей информации по файлу захвата (количество пакетов и т. п.) до статистики по конкретным протоколам (например, количество HTTP-запросов/ответов). Основные разделы:</text:span></text:p>
              <text:list>
                <text:list-item>
                  <text:p text:style-name="P140"><text:span text:style-name="T8">Capture File Properties — свойства захвата.</text:span></text:p>
                </text:list-item>
                <text:list-item>
                  <text:p text:style-name="P140"><text:span text:style-name="T8">Protocol Hierarchy — иерархия протоколов в захваченных пакетах.</text:span></text:p>
                </text:list-item>
                <text:list-item>
                  <text:p text:style-name="P140"><text:span text:style-name="T8">Conversations — «разговоры» (трафик между парами адресов).</text:span></text:p>
                </text:list-item>
                <text:list-item>
                  <text:p text:style-name="P140"><text:span text:style-name="T8">Endpoints — статистика по конечным точкам.</text:span></text:p>
                </text:list-item>
                <text:list-item>
                  <text:p text:style-name="P140"><text:span text:style-name="T8">I/O Graphs — графики количества пакетов (и подобных величин) во времени. </text:span></text:p>
                </text:list-item>
              </text:list>
            </text:list-item>
          </text:list>
        </text:list-item>
        <text:list-item>
          <text:p text:style-name="P140"><text:span text:style-name="T8">Отдельные виды статистики</text:span></text:p>
          <text:list>
            <text:list-item>
              <text:p text:style-name="P140"><text:span text:style-name="T8">Endpoints Statistics — статистика по конечным точкам.</text:span></text:p>
            </text:list-item>
            <text:list-item>
              <text:p text:style-name="P140"><text:span text:style-name="T8">Protocol Hierarchy Statistics — статистика по иерархии протоколов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8:14.440915049</meta:creation-date>
    <dc:date>2025-08-18T11:50:36.849882617</dc:date>
    <meta:editing-duration>PT4H52M33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29" meta:paragraph-count="864" meta:word-count="6364" meta:character-count="43003" meta:non-whitespace-character-count="37825"/>
  </office:meta>
</office:document-meta>
</file>